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083in" fo:margin-left="4.3583in" table:align="left"/>
    </style:style>
    <style:style style:name="Tabella2.A" style:family="table-column">
      <style:table-column-properties style:column-width="0.5729in"/>
    </style:style>
    <style:style style:name="Tabella2.B" style:family="table-column">
      <style:table-column-properties style:column-width="0.5521in"/>
    </style:style>
    <style:style style:name="Tabella2.C" style:family="table-column">
      <style:table-column-properties style:column-width="0.5833in"/>
    </style:style>
    <style:style style:name="Tabella2.1" style:family="table-row">
      <style:table-row-properties style:min-row-height="0.3125in"/>
    </style:style>
    <style:style style:name="Tabella2.A1" style:family="table-cell">
      <style:table-cell-properties style:writing-mode="page"/>
    </style:style>
    <style:style style:name="Tabella1" style:family="table">
      <style:table-properties style:width="6.6979in" fo:margin-left="0in" table:align="left"/>
    </style:style>
    <style:style style:name="Tabella1.A" style:family="table-column">
      <style:table-column-properties style:column-width="1.375in"/>
    </style:style>
    <style:style style:name="Tabella1.B" style:family="table-column">
      <style:table-column-properties style:column-width="1.3438in"/>
    </style:style>
    <style:style style:name="Tabella1.C" style:family="table-column">
      <style:table-column-properties style:column-width="1.4583in"/>
    </style:style>
    <style:style style:name="Tabella1.D" style:family="table-column">
      <style:table-column-properties style:column-width="1.4486in"/>
    </style:style>
    <style:style style:name="Tabella1.E" style:family="table-column">
      <style:table-column-properties style:column-width="1.0722in"/>
    </style:style>
    <style:style style:name="Tabella1.A1" style:family="table-cell">
      <style:table-cell-properties style:writing-mode="page"/>
    </style:style>
    <style:style style:name="Tabella3" style:family="table">
      <style:table-properties style:width="6.6931in" table:align="margins"/>
    </style:style>
    <style:style style:name="Tabella3.A" style:family="table-column">
      <style:table-column-properties style:column-width="0.8368in" style:rel-column-width="8191*"/>
    </style:style>
    <style:style style:name="Tabella3.H" style:family="table-column">
      <style:table-column-properties style:column-width="0.8375in" style:rel-column-width="8198*"/>
    </style:style>
    <style:style style:name="Tabella3.A1" style:family="table-cell">
      <style:table-cell-properties style:writing-mode="page"/>
    </style:style>
    <style:style style:name="P1" style:family="paragraph" style:parent-style-name="Standard">
      <style:paragraph-properties fo:text-align="center" style:justify-single-word="false"/>
      <style:text-properties fo:font-weight="bold" officeooo:rsid="000e9d64" officeooo:paragraph-rsid="000e9d64" style:font-weight-asian="bold" style:font-weight-complex="bold"/>
    </style:style>
    <style:style style:name="P2" style:family="paragraph" style:parent-style-name="Standard">
      <style:paragraph-properties fo:text-align="center" style:justify-single-word="false"/>
      <style:text-properties fo:font-weight="bold" officeooo:rsid="000e9d64" officeooo:paragraph-rsid="00139d10" style:font-weight-asian="bold" style:font-weight-complex="bold"/>
    </style:style>
    <style:style style:name="P3" style:family="paragraph" style:parent-style-name="Standard">
      <style:paragraph-properties fo:text-align="start" style:justify-single-word="false"/>
      <style:text-properties fo:font-weight="bold" officeooo:rsid="001101ed" officeooo:paragraph-rsid="001101ed" style:font-weight-asian="bold" style:font-weight-complex="bold"/>
    </style:style>
    <style:style style:name="P4" style:family="paragraph" style:parent-style-name="Standard">
      <style:paragraph-properties fo:text-align="start" style:justify-single-word="false"/>
      <style:text-properties fo:font-weight="bold" officeooo:rsid="00126343" officeooo:paragraph-rsid="00126343" style:font-weight-asian="bold" style:font-weight-complex="bold"/>
    </style:style>
    <style:style style:name="P5" style:family="paragraph" style:parent-style-name="Standard">
      <style:paragraph-properties fo:text-align="center" style:justify-single-word="false"/>
      <style:text-properties fo:font-weight="bold" officeooo:rsid="00126343" officeooo:paragraph-rsid="00126343" style:font-weight-asian="bold" style:font-weight-complex="bold"/>
    </style:style>
    <style:style style:name="P6" style:family="paragraph" style:parent-style-name="Standard">
      <style:paragraph-properties fo:text-align="center" style:justify-single-word="false"/>
      <style:text-properties fo:font-weight="bold" officeooo:rsid="00139d10" officeooo:paragraph-rsid="00139d10" style:font-weight-asian="bold" style:font-weight-complex="bold"/>
    </style:style>
    <style:style style:name="P7" style:family="paragraph" style:parent-style-name="Standard">
      <style:paragraph-properties fo:text-align="start" style:justify-single-word="false"/>
      <style:text-properties fo:font-weight="bold" officeooo:rsid="00151046" officeooo:paragraph-rsid="002bf829" style:font-weight-asian="bold" style:font-weight-complex="bold"/>
    </style:style>
    <style:style style:name="P8" style:family="paragraph" style:parent-style-name="Standard">
      <style:paragraph-properties fo:text-align="start" style:justify-single-word="false"/>
      <style:text-properties fo:font-weight="bold" officeooo:rsid="002bf829" officeooo:paragraph-rsid="002bf829" fo:background-color="#ff3333" style:font-weight-asian="bold" style:font-weight-complex="bold"/>
    </style:style>
    <style:style style:name="P9" style:family="paragraph" style:parent-style-name="Standard">
      <style:paragraph-properties fo:text-align="start" style:justify-single-word="false"/>
      <style:text-properties fo:font-weight="normal" officeooo:rsid="001101ed" officeooo:paragraph-rsid="001101ed" style:font-weight-asian="normal" style:font-weight-complex="normal"/>
    </style:style>
    <style:style style:name="P10" style:family="paragraph" style:parent-style-name="Standard">
      <style:paragraph-properties fo:text-align="justify" style:justify-single-word="false"/>
      <style:text-properties fo:font-weight="normal" officeooo:rsid="001101ed" officeooo:paragraph-rsid="001101ed" style:font-weight-asian="normal" style:font-weight-complex="normal"/>
    </style:style>
    <style:style style:name="P11" style:family="paragraph" style:parent-style-name="Standard">
      <style:paragraph-properties fo:text-align="start" style:justify-single-word="false"/>
      <style:text-properties fo:font-weight="normal" officeooo:rsid="00126343" officeooo:paragraph-rsid="00126343" style:font-weight-asian="normal" style:font-weight-complex="normal"/>
    </style:style>
    <style:style style:name="P12" style:family="paragraph" style:parent-style-name="Standard">
      <style:paragraph-properties fo:text-align="center" style:justify-single-word="false"/>
      <style:text-properties fo:font-weight="normal" officeooo:rsid="00126343" officeooo:paragraph-rsid="00139d10" style:font-weight-asian="normal" style:font-weight-complex="normal"/>
    </style:style>
    <style:style style:name="P13" style:family="paragraph" style:parent-style-name="Standard">
      <style:paragraph-properties fo:text-align="center" style:justify-single-word="false"/>
      <style:text-properties fo:font-weight="normal" officeooo:rsid="00126343" officeooo:paragraph-rsid="00126343" style:font-weight-asian="normal" style:font-weight-complex="normal"/>
    </style:style>
    <style:style style:name="P14" style:family="paragraph" style:parent-style-name="Standard">
      <style:paragraph-properties fo:text-align="justify" style:justify-single-word="false"/>
      <style:text-properties fo:font-weight="normal" officeooo:rsid="00126343" officeooo:paragraph-rsid="00126343" style:font-weight-asian="normal" style:font-weight-complex="normal"/>
    </style:style>
    <style:style style:name="P15" style:family="paragraph" style:parent-style-name="Standard">
      <style:paragraph-properties fo:text-align="start" style:justify-single-word="false"/>
      <style:text-properties fo:font-weight="normal" officeooo:rsid="00139d10" officeooo:paragraph-rsid="00139d10" style:font-weight-asian="normal" style:font-weight-complex="normal"/>
    </style:style>
    <style:style style:name="P16" style:family="paragraph" style:parent-style-name="Standard">
      <style:paragraph-properties fo:text-align="start" style:justify-single-word="false"/>
      <style:text-properties fo:font-weight="normal" officeooo:rsid="00139d10" officeooo:paragraph-rsid="002bf829" style:font-weight-asian="normal" style:font-weight-complex="normal"/>
    </style:style>
    <style:style style:name="P17" style:family="paragraph" style:parent-style-name="Standard">
      <style:paragraph-properties fo:text-align="justify" style:justify-single-word="false"/>
      <style:text-properties fo:font-weight="normal" officeooo:rsid="00139d10" officeooo:paragraph-rsid="00139d10" style:font-weight-asian="normal" style:font-weight-complex="normal"/>
    </style:style>
    <style:style style:name="P18" style:family="paragraph" style:parent-style-name="Standard">
      <style:paragraph-properties fo:text-align="start" style:justify-single-word="false"/>
      <style:text-properties fo:font-weight="normal" officeooo:rsid="00151046" officeooo:paragraph-rsid="00151046" style:font-weight-asian="normal" style:font-weight-complex="normal"/>
    </style:style>
    <style:style style:name="P19" style:family="paragraph" style:parent-style-name="Standard">
      <style:paragraph-properties fo:text-align="start" style:justify-single-word="false"/>
      <style:text-properties fo:font-weight="normal" officeooo:rsid="00151046" officeooo:paragraph-rsid="0017195a" style:font-weight-asian="normal" style:font-weight-complex="normal"/>
    </style:style>
    <style:style style:name="P20" style:family="paragraph" style:parent-style-name="Standard">
      <style:paragraph-properties fo:text-align="start" style:justify-single-word="false"/>
      <style:text-properties fo:font-weight="normal" officeooo:rsid="0017195a" officeooo:paragraph-rsid="0017195a" style:font-weight-asian="normal" style:font-weight-complex="normal"/>
    </style:style>
    <style:style style:name="P21" style:family="paragraph" style:parent-style-name="Standard">
      <style:paragraph-properties fo:text-align="start" style:justify-single-word="false"/>
      <style:text-properties fo:font-weight="normal" officeooo:rsid="001ddf21" officeooo:paragraph-rsid="001ddf21" style:font-weight-asian="normal" style:font-weight-complex="normal"/>
    </style:style>
    <style:style style:name="P22" style:family="paragraph" style:parent-style-name="Standard">
      <style:paragraph-properties fo:text-align="start" style:justify-single-word="false"/>
      <style:text-properties fo:font-style="italic" fo:font-weight="normal" officeooo:rsid="0017195a" officeooo:paragraph-rsid="001719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fo:font-weight="normal" officeooo:rsid="0017195a" officeooo:paragraph-rsid="001ddf21"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fo:font-weight="normal" officeooo:rsid="0017195a" officeooo:paragraph-rsid="001fe3c9"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fo:font-weight="normal" officeooo:rsid="0017195a" officeooo:paragraph-rsid="00214e78"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017195a" officeooo:paragraph-rsid="0023b3be"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017195a" officeooo:paragraph-rsid="0025eab7"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17195a" officeooo:paragraph-rsid="00281823"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17195a" officeooo:paragraph-rsid="002b81ee"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17195a" officeooo:paragraph-rsid="002bf829"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17195a" officeooo:paragraph-rsid="0033f449"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17195a" officeooo:paragraph-rsid="0034486c"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17195a" officeooo:paragraph-rsid="003bda6f"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fo:font-weight="normal" officeooo:rsid="0017195a" officeooo:paragraph-rsid="0017195a"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fo:font-weight="normal" officeooo:rsid="0017195a" officeooo:paragraph-rsid="001ddf21"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fo:font-weight="normal" officeooo:rsid="0017195a" officeooo:paragraph-rsid="001fe3c9"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rsid="0017195a" officeooo:paragraph-rsid="00214e78"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italic" fo:font-weight="normal" officeooo:rsid="0017195a" officeooo:paragraph-rsid="0023b3be"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font-style="italic" fo:font-weight="normal" officeooo:rsid="0017195a" officeooo:paragraph-rsid="0025eab7"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style="italic" fo:font-weight="normal" officeooo:rsid="0017195a" officeooo:paragraph-rsid="00281823"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fo:font-weight="normal" officeooo:rsid="0017195a" officeooo:paragraph-rsid="0033f449"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italic" fo:font-weight="normal" officeooo:rsid="0017195a" officeooo:paragraph-rsid="003bda6f"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1e8ba7" officeooo:paragraph-rsid="001e8ba7"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fo:font-weight="normal" officeooo:rsid="001e8ba7" officeooo:paragraph-rsid="001fe3c9"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fo:font-style="italic" fo:font-weight="normal" officeooo:rsid="001e8ba7" officeooo:paragraph-rsid="0023b3be" style:font-style-asian="italic" style:font-weight-asian="normal" style:font-style-complex="italic" style:font-weight-complex="normal"/>
    </style:style>
    <style:style style:name="P46" style:family="paragraph" style:parent-style-name="Standard">
      <style:paragraph-properties fo:text-align="justify" style:justify-single-word="false"/>
      <style:text-properties fo:font-style="italic" fo:font-weight="normal" officeooo:rsid="002531b9" officeooo:paragraph-rsid="002531b9" style:font-style-asian="italic" style:font-weight-asian="normal" style:font-style-complex="italic" style:font-weight-complex="normal"/>
    </style:style>
    <style:style style:name="P47" style:family="paragraph" style:parent-style-name="Standard">
      <style:paragraph-properties fo:text-align="justify" style:justify-single-word="false"/>
      <style:text-properties fo:font-style="italic" fo:font-weight="normal" officeooo:rsid="002531b9" officeooo:paragraph-rsid="002bf829" style:font-style-asian="italic" style:font-weight-asian="normal" style:font-style-complex="italic" style:font-weight-complex="normal"/>
    </style:style>
    <style:style style:name="P48" style:family="paragraph" style:parent-style-name="Standard">
      <style:paragraph-properties fo:text-align="justify" style:justify-single-word="false"/>
      <style:text-properties fo:font-style="italic" fo:font-weight="normal" officeooo:rsid="00253efb" officeooo:paragraph-rsid="002bf829"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fo:font-style="italic" fo:font-weight="normal" officeooo:rsid="00274ab0" officeooo:paragraph-rsid="00274ab0" style:font-style-asian="italic" style:font-weight-asian="normal" style:font-style-complex="italic" style:font-weight-complex="normal"/>
    </style:style>
    <style:style style:name="P50" style:family="paragraph" style:parent-style-name="Standard">
      <style:paragraph-properties fo:text-align="center" style:justify-single-word="false"/>
      <style:text-properties fo:font-style="italic" fo:font-weight="normal" officeooo:rsid="002d7e6f" officeooo:paragraph-rsid="002d7e6f"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139d10" officeooo:paragraph-rsid="002bf829"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333ae3" officeooo:paragraph-rsid="00333ae3" fo:background-color="#ff3333" style:font-style-asian="italic" style:font-weight-asian="normal" style:font-style-complex="italic" style:font-weight-complex="normal"/>
    </style:style>
    <style:style style:name="P53" style:family="paragraph" style:parent-style-name="Standard">
      <style:paragraph-properties fo:text-align="justify" style:justify-single-word="false"/>
      <style:text-properties fo:font-style="italic" fo:font-weight="normal" officeooo:rsid="0017195a" officeooo:paragraph-rsid="0033f449" fo:background-color="#ff3333"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tyle="italic" fo:font-weight="normal" officeooo:rsid="0017195a" officeooo:paragraph-rsid="00281823" fo:background-color="#ff3333"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italic" fo:font-weight="normal" officeooo:rsid="0017195a" officeooo:paragraph-rsid="003bda6f" fo:background-color="#ff3333"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17195a" officeooo:paragraph-rsid="00214e78" fo:background-color="#ff3333"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fo:font-style="italic" fo:font-weight="bold" officeooo:rsid="0023b3be" officeooo:paragraph-rsid="0023b3be"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font-style="italic" fo:font-weight="bold" officeooo:rsid="002531b9" officeooo:paragraph-rsid="002531b9"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font-style="italic" fo:font-weight="bold" officeooo:rsid="00253efb" officeooo:paragraph-rsid="00253efb" style:font-style-asian="italic" style:font-weight-asian="bold" style:font-style-complex="italic" style:font-weight-complex="bold"/>
    </style:style>
    <style:style style:name="P60" style:family="paragraph" style:parent-style-name="Standard">
      <style:paragraph-properties fo:text-align="justify" style:justify-single-word="false"/>
      <style:text-properties fo:font-style="italic" fo:font-weight="bold" officeooo:rsid="00281823" officeooo:paragraph-rsid="00281823" style:font-style-asian="italic" style:font-weight-asian="bold" style:font-style-complex="italic" style:font-weight-complex="bold"/>
    </style:style>
    <style:style style:name="P61" style:family="paragraph" style:parent-style-name="Standard">
      <style:paragraph-properties fo:text-align="start" style:justify-single-word="false"/>
      <style:text-properties fo:font-style="italic" fo:font-weight="bold" officeooo:rsid="002bf829" officeooo:paragraph-rsid="002bf829"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fo:font-style="italic" fo:font-weight="bold" officeooo:rsid="002d7e6f" officeooo:paragraph-rsid="002d7e6f"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fo:font-style="italic" fo:font-weight="bold" officeooo:rsid="002e3fb4" officeooo:paragraph-rsid="002e3fb4" style:font-style-asian="italic" style:font-weight-asian="bold" style:font-style-complex="italic" style:font-weight-complex="bold"/>
    </style:style>
    <style:style style:name="P64" style:family="paragraph" style:parent-style-name="Standard">
      <style:paragraph-properties fo:text-align="justify" style:justify-single-word="false"/>
      <style:text-properties fo:font-style="italic" fo:font-weight="bold" officeooo:rsid="0033f449" officeooo:paragraph-rsid="0033f449" fo:background-color="#ff3333" style:font-style-asian="italic" style:font-weight-asian="bold" style:font-style-complex="italic" style:font-weight-complex="bold"/>
    </style:style>
    <style:style style:name="P65" style:family="paragraph" style:parent-style-name="Standard">
      <style:paragraph-properties fo:text-align="justify" style:justify-single-word="false"/>
      <style:text-properties fo:font-style="normal" fo:font-weight="normal" officeooo:rsid="001886df" officeooo:paragraph-rsid="001886df"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17fcb6" officeooo:paragraph-rsid="0017195a"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17195a" officeooo:paragraph-rsid="001ddf21"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1fe3c9" officeooo:paragraph-rsid="001fe3c9"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214e78" officeooo:paragraph-rsid="0023b3be"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214e78" officeooo:paragraph-rsid="0028182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214e78" officeooo:paragraph-rsid="002bf829"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23b3be" officeooo:paragraph-rsid="0023b3be"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2531b9" officeooo:paragraph-rsid="002531b9"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253efb" officeooo:paragraph-rsid="00253efb"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2bf829" officeooo:paragraph-rsid="002bf829" style:font-style-asian="normal" style:font-weight-asian="normal" style:font-style-complex="normal" style:font-weight-complex="normal"/>
    </style:style>
    <style:style style:name="P76" style:family="paragraph" style:parent-style-name="Standard">
      <style:paragraph-properties fo:text-align="center" style:justify-single-word="false"/>
      <style:text-properties fo:font-style="normal" fo:font-weight="normal" officeooo:rsid="002bf829" officeooo:paragraph-rsid="002bf829"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2d7e6f" officeooo:paragraph-rsid="002d7e6f" style:font-style-asian="normal" style:font-weight-asian="normal" style:font-style-complex="normal" style:font-weight-complex="normal"/>
    </style:style>
    <style:style style:name="P78" style:family="paragraph" style:parent-style-name="Standard">
      <style:paragraph-properties fo:text-align="center" style:justify-single-word="false"/>
      <style:text-properties fo:font-style="normal" fo:font-weight="normal" officeooo:rsid="002d7e6f" officeooo:paragraph-rsid="002d7e6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333ae3" officeooo:paragraph-rsid="00333ae3"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274ab0" officeooo:paragraph-rsid="00274ab0" fo:background-color="transparent"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333ae3" officeooo:paragraph-rsid="00333ae3" fo:background-color="#ff3333"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333ae3" officeooo:paragraph-rsid="00333ae3" fo:background-color="#ff3333"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2bf829" officeooo:paragraph-rsid="002bf829" fo:background-color="#ff3333"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2b81ee" officeooo:paragraph-rsid="002b81ee" fo:background-color="#ff3333"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3bda6f" officeooo:paragraph-rsid="003bda6f" fo:background-color="#ff3333"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bold" officeooo:rsid="002b81ee" officeooo:paragraph-rsid="002b81ee"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151046" officeooo:paragraph-rsid="002bf829"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fo:font-weight="bold" officeooo:rsid="00151046" officeooo:paragraph-rsid="00253efb"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style="normal" fo:font-weight="bold" officeooo:rsid="0019fbdc" officeooo:paragraph-rsid="001ddf21"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01fe3c9" officeooo:paragraph-rsid="00214e78" style:font-style-asian="normal" style:font-weight-asian="bold" style:font-style-complex="normal" style:font-weight-complex="bold"/>
    </style:style>
    <style:style style:name="P91" style:family="paragraph" style:parent-style-name="Standard">
      <style:paragraph-properties fo:text-align="justify" style:justify-single-word="false"/>
      <style:text-properties fo:font-style="normal" fo:font-weight="bold" officeooo:rsid="0023b3be" officeooo:paragraph-rsid="0023b3be" style:font-style-asian="normal" style:font-weight-asian="bold" style:font-style-complex="normal" style:font-weight-complex="bold"/>
    </style:style>
    <style:style style:name="P92" style:family="paragraph" style:parent-style-name="Standard">
      <style:paragraph-properties fo:text-align="justify" style:justify-single-word="false"/>
      <style:text-properties fo:font-style="normal" fo:font-weight="bold" officeooo:rsid="0025eab7" officeooo:paragraph-rsid="0025eab7"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2bf829" officeooo:paragraph-rsid="002bf829"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2d7e6f" officeooo:paragraph-rsid="002d7e6f"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2d7e6f" officeooo:paragraph-rsid="002d7e6f"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33f449" officeooo:paragraph-rsid="0033f449" fo:background-color="#ff3333"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style:font-name="Liberation Serif1" fo:font-style="normal" style:text-underline-style="solid" style:text-underline-width="auto" style:text-underline-color="font-color" fo:font-weight="normal" officeooo:rsid="002d7e6f" officeooo:paragraph-rsid="002d7e6f" style:font-name-asian="Noto Serif CJK SC" style:font-style-asian="normal" style:font-weight-asian="normal" style:font-name-complex="Lohit Devanagari1" style:font-style-complex="normal" style:font-weight-complex="normal"/>
    </style:style>
    <style:style style:name="P98" style:family="paragraph" style:parent-style-name="Standard">
      <style:paragraph-properties fo:text-align="center" style:justify-single-word="false"/>
      <style:text-properties style:font-name="Liberation Serif1" fo:font-style="normal" style:text-underline-style="none" fo:font-weight="normal" officeooo:rsid="002d7e6f" officeooo:paragraph-rsid="002d7e6f" style:font-name-asian="Noto Serif CJK SC" style:font-style-asian="normal" style:font-weight-asian="normal" style:font-name-complex="Lohit Devanagari1" style:font-style-complex="normal" style:font-weight-complex="normal"/>
    </style:style>
    <style:style style:name="P99" style:family="paragraph" style:parent-style-name="Standard">
      <style:paragraph-properties fo:text-align="start" style:justify-single-word="false"/>
      <style:text-properties style:font-name="Liberation Serif1" fo:font-size="9pt" fo:font-style="normal" style:text-underline-style="none" fo:font-weight="normal" officeooo:rsid="002d7e6f" officeooo:paragraph-rsid="002d7e6f" style:font-name-asian="Noto Serif CJK SC" style:font-size-asian="9pt" style:font-style-asian="normal" style:font-weight-asian="normal" style:font-name-complex="Lohit Devanagari1" style:font-size-complex="9pt" style:font-style-complex="normal" style:font-weight-complex="normal"/>
    </style:style>
    <style:style style:name="P100" style:family="paragraph" style:parent-style-name="Standard">
      <style:paragraph-properties fo:text-align="start" style:justify-single-word="false"/>
      <style:text-properties style:font-name="Liberation Serif" fo:font-style="normal" fo:font-weight="bold" officeooo:rsid="002e3fb4" officeooo:paragraph-rsid="002e3fb4" style:font-name-asian="Liberation Serif" style:font-style-asian="normal" style:font-weight-asian="bold" style:font-name-complex="Liberation Serif" style:font-style-complex="normal" style:font-weight-complex="bold"/>
    </style:style>
    <style:style style:name="P101" style:family="paragraph" style:parent-style-name="Standard">
      <style:paragraph-properties fo:text-align="start" style:justify-single-word="false"/>
      <style:text-properties style:font-name="Liberation Serif" fo:font-style="normal" fo:font-weight="normal" officeooo:rsid="002e3fb4" officeooo:paragraph-rsid="002e3fb4" style:font-name-asian="Liberation Serif" style:font-style-asian="normal" style:font-weight-asian="normal" style:font-name-complex="Liberation Serif"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fo:font-weight="normal" officeooo:rsid="002d7e6f" officeooo:paragraph-rsid="002d7e6f" fo:background-color="#ff3333"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text-line-through-style="solid" style:text-line-through-type="single" fo:font-weight="bold" officeooo:rsid="002bf829" officeooo:paragraph-rsid="002bf829" fo:background-color="#ff3333" style:font-weight-asian="bold" style:font-weight-complex="bold"/>
    </style:style>
    <style:style style:name="P104" style:family="paragraph" style:parent-style-name="Table_20_Contents">
      <style:paragraph-properties fo:text-align="center" style:justify-single-word="false"/>
    </style:style>
    <style:style style:name="P105" style:family="paragraph" style:parent-style-name="Table_20_Contents">
      <loext:graphic-properties draw:fill="none"/>
      <style:paragraph-properties fo:margin-left="0in" fo:margin-right="-3.3071in" fo:text-align="center" style:justify-single-word="false" fo:orphans="0" fo:widows="0" fo:text-indent="-0.0398in" style:auto-text-indent="false" fo:background-color="transparent" text:number-lines="false" text:line-number="0"/>
      <style:text-properties officeooo:paragraph-rsid="00139d10"/>
    </style:style>
    <style:style style:name="P106" style:family="paragraph" style:parent-style-name="Table_20_Contents">
      <style:paragraph-properties fo:text-align="center" style:justify-single-word="false"/>
      <style:text-properties fo:font-size="7pt" officeooo:rsid="00139d10" officeooo:paragraph-rsid="00139d10" style:font-size-asian="7pt" style:font-size-complex="7pt"/>
    </style:style>
    <style:style style:name="P107" style:family="paragraph" style:parent-style-name="Table_20_Contents">
      <style:paragraph-properties fo:text-align="start" style:justify-single-word="false"/>
    </style:style>
    <style:style style:name="P108" style:family="paragraph" style:parent-style-name="Table_20_Contents">
      <style:paragraph-properties fo:text-align="start" style:justify-single-word="false"/>
      <style:text-properties officeooo:rsid="002d7e6f" officeooo:paragraph-rsid="002d7e6f"/>
    </style:style>
    <style:style style:name="P109" style:family="paragraph" style:parent-style-name="Standard">
      <style:paragraph-properties fo:text-align="justify" style:justify-single-word="false"/>
      <style:text-properties style:text-line-through-style="none" style:text-line-through-type="none" fo:font-style="italic" fo:font-weight="normal" officeooo:rsid="0017195a" officeooo:paragraph-rsid="00281823" fo:background-color="#ff3333" style:font-style-asian="italic" style:font-weight-asian="normal" style:font-style-complex="italic" style:font-weight-complex="normal"/>
    </style:style>
    <style:style style:name="T1" style:family="text">
      <style:text-properties officeooo:rsid="00126343"/>
    </style:style>
    <style:style style:name="T2" style:family="text">
      <style:text-properties officeooo:rsid="00139d10"/>
    </style:style>
    <style:style style:name="T3" style:family="text">
      <style:text-properties officeooo:rsid="00151046"/>
    </style:style>
    <style:style style:name="T4" style:family="text">
      <style:text-properties officeooo:rsid="0017195a"/>
    </style:style>
    <style:style style:name="T5" style:family="text">
      <style:text-properties fo:font-weight="bold" style:font-weight-asian="bold" style:font-weight-complex="bold"/>
    </style:style>
    <style:style style:name="T6" style:family="text">
      <style:text-properties fo:font-weight="bold" officeooo:rsid="00151046" style:font-weight-asian="bold" style:font-weight-complex="bold"/>
    </style:style>
    <style:style style:name="T7" style:family="text">
      <style:text-properties fo:font-weight="bold" officeooo:rsid="001886df" style:font-weight-asian="bold" style:font-weight-complex="bold"/>
    </style:style>
    <style:style style:name="T8" style:family="text">
      <style:text-properties fo:font-weight="bold" officeooo:rsid="001ddf21" style:font-weight-asian="bold" style:font-weight-complex="bold"/>
    </style:style>
    <style:style style:name="T9" style:family="text">
      <style:text-properties fo:font-weight="bold" officeooo:rsid="001e8ba7" style:font-weight-asian="bold" style:font-weight-complex="bold"/>
    </style:style>
    <style:style style:name="T10" style:family="text">
      <style:text-properties fo:font-weight="bold" officeooo:rsid="00281823" fo:background-color="transparent" loext:char-shading-value="0" style:font-weight-asian="bold" style:font-weight-complex="bold"/>
    </style:style>
    <style:style style:name="T11" style:family="text">
      <style:text-properties fo:font-weight="bold" officeooo:rsid="00383da1" fo:background-color="#ff3333" loext:char-shading-value="0"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17195a" style:font-style-asian="italic" style:font-style-complex="italic"/>
    </style:style>
    <style:style style:name="T14" style:family="text">
      <style:text-properties fo:font-style="italic" officeooo:rsid="001886df"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7fcb6" style:font-style-asian="normal" style:font-style-complex="normal"/>
    </style:style>
    <style:style style:name="T17" style:family="text">
      <style:text-properties fo:font-style="normal" officeooo:rsid="00181b2b" style:font-style-asian="normal" style:font-style-complex="normal"/>
    </style:style>
    <style:style style:name="T18" style:family="text">
      <style:text-properties fo:font-style="normal" officeooo:rsid="001886df" style:font-style-asian="normal" style:font-style-complex="normal"/>
    </style:style>
    <style:style style:name="T19" style:family="text">
      <style:text-properties fo:font-style="normal" officeooo:rsid="0019fbdc" style:font-style-asian="normal" style:font-style-complex="normal"/>
    </style:style>
    <style:style style:name="T20" style:family="text">
      <style:text-properties fo:font-style="normal" officeooo:rsid="001ab606" style:font-style-asian="normal" style:font-style-complex="normal"/>
    </style:style>
    <style:style style:name="T21" style:family="text">
      <style:text-properties fo:font-style="normal" officeooo:rsid="001ddf21" style:font-style-asian="normal" style:font-style-complex="normal"/>
    </style:style>
    <style:style style:name="T22" style:family="text">
      <style:text-properties fo:font-style="normal" officeooo:rsid="001e8ba7" style:font-style-asian="normal" style:font-style-complex="normal"/>
    </style:style>
    <style:style style:name="T23" style:family="text">
      <style:text-properties fo:font-style="normal" officeooo:rsid="001fe3c9" style:font-style-asian="normal" style:font-style-complex="normal"/>
    </style:style>
    <style:style style:name="T24" style:family="text">
      <style:text-properties fo:font-style="normal" officeooo:rsid="0020ccde" style:font-style-asian="normal" style:font-style-complex="normal"/>
    </style:style>
    <style:style style:name="T25" style:family="text">
      <style:text-properties fo:font-style="normal" officeooo:rsid="00214e78" style:font-style-asian="normal" style:font-style-complex="normal"/>
    </style:style>
    <style:style style:name="T26" style:family="text">
      <style:text-properties fo:font-style="normal" officeooo:rsid="0022b0de" style:font-style-asian="normal" style:font-style-complex="normal"/>
    </style:style>
    <style:style style:name="T27" style:family="text">
      <style:text-properties fo:font-style="normal" officeooo:rsid="0023b3be" style:font-style-asian="normal" style:font-style-complex="normal"/>
    </style:style>
    <style:style style:name="T28" style:family="text">
      <style:text-properties fo:font-style="normal" officeooo:rsid="00253efb" style:font-style-asian="normal" style:font-style-complex="normal"/>
    </style:style>
    <style:style style:name="T29" style:family="text">
      <style:text-properties fo:font-style="normal" officeooo:rsid="00151046" style:font-style-asian="normal" style:font-style-complex="normal"/>
    </style:style>
    <style:style style:name="T30" style:family="text">
      <style:text-properties fo:font-style="normal" officeooo:rsid="0025eab7" style:font-style-asian="normal" style:font-style-complex="normal"/>
    </style:style>
    <style:style style:name="T31" style:family="text">
      <style:text-properties fo:font-style="normal" officeooo:rsid="00281823" style:font-style-asian="normal" style:font-style-complex="normal"/>
    </style:style>
    <style:style style:name="T32" style:family="text">
      <style:text-properties fo:font-style="normal" officeooo:rsid="002a0702" style:font-style-asian="normal" style:font-style-complex="normal"/>
    </style:style>
    <style:style style:name="T33" style:family="text">
      <style:text-properties fo:font-style="normal" officeooo:rsid="002b81ee" style:font-style-asian="normal" style:font-style-complex="normal"/>
    </style:style>
    <style:style style:name="T34" style:family="text">
      <style:text-properties fo:font-style="normal" officeooo:rsid="002bf829" style:font-style-asian="normal" style:font-style-complex="normal"/>
    </style:style>
    <style:style style:name="T35" style:family="text">
      <style:text-properties fo:font-style="normal" officeooo:rsid="00306cd1" style:font-style-asian="normal" style:font-style-complex="normal"/>
    </style:style>
    <style:style style:name="T36" style:family="text">
      <style:text-properties fo:font-style="normal" officeooo:rsid="0017195a" style:font-style-asian="normal" style:font-style-complex="normal"/>
    </style:style>
    <style:style style:name="T37" style:family="text">
      <style:text-properties fo:font-style="normal" officeooo:rsid="00311458" style:font-style-asian="normal" style:font-style-complex="normal"/>
    </style:style>
    <style:style style:name="T38" style:family="text">
      <style:text-properties fo:font-style="normal" officeooo:rsid="0033f449" style:font-style-asian="normal" style:font-style-complex="normal"/>
    </style:style>
    <style:style style:name="T39" style:family="text">
      <style:text-properties fo:font-style="normal" officeooo:rsid="0034486c" style:font-style-asian="normal" style:font-style-complex="normal"/>
    </style:style>
    <style:style style:name="T40" style:family="text">
      <style:text-properties fo:font-style="normal" officeooo:rsid="00389a20" style:font-style-asian="normal" style:font-style-complex="normal"/>
    </style:style>
    <style:style style:name="T41" style:family="text">
      <style:text-properties fo:font-style="normal" officeooo:rsid="0039636b" style:font-style-asian="normal" style:font-style-complex="normal"/>
    </style:style>
    <style:style style:name="T42" style:family="text">
      <style:text-properties fo:font-style="normal" officeooo:rsid="003b328f" style:font-style-asian="normal" style:font-style-complex="normal"/>
    </style:style>
    <style:style style:name="T43" style:family="text">
      <style:text-properties fo:font-style="normal" officeooo:rsid="003bda6f" style:font-style-asian="normal" style:font-style-complex="normal"/>
    </style:style>
    <style:style style:name="T44" style:family="text">
      <style:text-properties fo:font-style="normal" officeooo:rsid="003d57f7"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9fbdc" style:font-style-asian="normal" style:font-weight-asian="bold" style:font-style-complex="normal" style:font-weight-complex="bold"/>
    </style:style>
    <style:style style:name="T47" style:family="text">
      <style:text-properties fo:font-style="normal" fo:font-weight="bold" officeooo:rsid="001fe3c9" style:font-style-asian="normal" style:font-weight-asian="bold" style:font-style-complex="normal" style:font-weight-complex="bold"/>
    </style:style>
    <style:style style:name="T48" style:family="text">
      <style:text-properties fo:font-style="normal" fo:font-weight="bold" officeooo:rsid="0023b3be" style:font-style-asian="normal" style:font-weight-asian="bold" style:font-style-complex="normal" style:font-weight-complex="bold"/>
    </style:style>
    <style:style style:name="T49" style:family="text">
      <style:text-properties fo:font-style="normal" fo:font-weight="bold" officeooo:rsid="002b81ee" style:font-style-asian="normal" style:font-weight-asian="bold" style:font-style-complex="normal" style:font-weight-complex="bold"/>
    </style:style>
    <style:style style:name="T50" style:family="text">
      <style:text-properties fo:font-style="normal" fo:font-weight="bold" fo:background-color="transparent" loext:char-shading-value="0" style:font-style-asian="normal" style:font-weight-asian="bold" style:font-style-complex="normal" style:font-weight-complex="bold"/>
    </style:style>
    <style:style style:name="T51" style:family="text">
      <style:text-properties fo:font-style="normal" fo:font-weight="bold" officeooo:rsid="00281823" fo:background-color="transparent" loext:char-shading-value="0" style:font-style-asian="normal" style:font-weight-asian="bold" style:font-style-complex="normal" style:font-weight-complex="bold"/>
    </style:style>
    <style:style style:name="T52" style:family="text">
      <style:text-properties fo:font-style="normal" officeooo:rsid="001fe3c9" fo:background-color="#ffff00" loext:char-shading-value="0" style:font-style-asian="normal" style:font-style-complex="normal"/>
    </style:style>
    <style:style style:name="T53" style:family="text">
      <style:text-properties fo:font-style="normal" officeooo:rsid="0025eab7" fo:background-color="#ffff00" loext:char-shading-value="0" style:font-style-asian="normal" style:font-style-complex="normal"/>
    </style:style>
    <style:style style:name="T54" style:family="text">
      <style:text-properties fo:font-style="normal" officeooo:rsid="001fe3c9" fo:background-color="transparent" loext:char-shading-value="0" style:font-style-asian="normal" style:font-style-complex="normal"/>
    </style:style>
    <style:style style:name="T55" style:family="text">
      <style:text-properties fo:font-style="normal" officeooo:rsid="0020ccde" fo:background-color="transparent" loext:char-shading-value="0" style:font-style-asian="normal" style:font-style-complex="normal"/>
    </style:style>
    <style:style style:name="T56" style:family="text">
      <style:text-properties fo:font-style="normal" officeooo:rsid="0025eab7" fo:background-color="transparent" loext:char-shading-value="0" style:font-style-asian="normal" style:font-style-complex="normal"/>
    </style:style>
    <style:style style:name="T57" style:family="text">
      <style:text-properties fo:font-style="normal" officeooo:rsid="00274ab0" fo:background-color="transparent" loext:char-shading-value="0" style:font-style-asian="normal" style:font-style-complex="normal"/>
    </style:style>
    <style:style style:name="T58" style:family="text">
      <style:text-properties fo:font-style="normal" officeooo:rsid="00281823" fo:background-color="#ff3333" loext:char-shading-value="0" style:font-style-asian="normal" style:font-style-complex="normal"/>
    </style:style>
    <style:style style:name="T59" style:family="text">
      <style:text-properties fo:font-style="normal" officeooo:rsid="00214e78" fo:background-color="#ff3333" loext:char-shading-value="0" style:font-style-asian="normal" style:font-style-complex="normal"/>
    </style:style>
    <style:style style:name="T60" style:family="text">
      <style:text-properties fo:font-style="normal" officeooo:rsid="0033f449" fo:background-color="#ff3333" loext:char-shading-value="0" style:font-style-asian="normal" style:font-style-complex="normal"/>
    </style:style>
    <style:style style:name="T61" style:family="text">
      <style:text-properties fo:font-style="normal" officeooo:rsid="0034486c" fo:background-color="#ff3333" loext:char-shading-value="0" style:font-style-asian="normal" style:font-style-complex="normal"/>
    </style:style>
    <style:style style:name="T62" style:family="text">
      <style:text-properties fo:font-style="normal" officeooo:rsid="0023b3be" fo:background-color="#ff3333" loext:char-shading-value="0" style:font-style-asian="normal" style:font-style-complex="normal"/>
    </style:style>
    <style:style style:name="T63" style:family="text">
      <style:text-properties fo:font-style="normal" officeooo:rsid="0039636b" fo:background-color="#ff3333" loext:char-shading-value="0" style:font-style-asian="normal" style:font-style-complex="normal"/>
    </style:style>
    <style:style style:name="T64" style:family="text">
      <style:text-properties style:font-name="Liberation Serif"/>
    </style:style>
    <style:style style:name="T65" style:family="text">
      <style:text-properties style:font-name="Liberation Serif" officeooo:rsid="001fe3c9"/>
    </style:style>
    <style:style style:name="T66" style:family="text">
      <style:text-properties style:font-name="Liberation Serif" fo:font-style="normal" style:font-style-asian="normal" style:font-style-complex="normal"/>
    </style:style>
    <style:style style:name="T67" style:family="text">
      <style:text-properties style:font-name="Liberation Serif" fo:font-style="normal" officeooo:rsid="00281823" style:font-style-asian="normal" style:font-style-complex="normal"/>
    </style:style>
    <style:style style:name="T68" style:family="text">
      <style:text-properties style:font-name="Liberation Serif" fo:font-style="normal" style:font-name-asian="Liberation Serif" style:font-style-asian="normal" style:font-name-complex="Liberation Serif" style:font-style-complex="normal"/>
    </style:style>
    <style:style style:name="T69"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70" style:family="text">
      <style:text-properties style:font-name="Liberation Serif" fo:font-style="normal" fo:font-weight="normal" officeooo:rsid="00333ae3" style:font-name-asian="Liberation Serif" style:font-style-asian="normal" style:font-weight-asian="normal" style:font-name-complex="Liberation Serif" style:font-style-complex="normal" style:font-weight-complex="normal"/>
    </style:style>
    <style:style style:name="T71" style:family="text">
      <style:text-properties style:font-name="Liberation Serif" officeooo:rsid="0033f449"/>
    </style:style>
    <style:style style:name="T72" style:family="text">
      <style:text-properties style:font-name="Liberation Serif" officeooo:rsid="0033f449" fo:background-color="#ff3333" loext:char-shading-value="0"/>
    </style:style>
    <style:style style:name="T73" style:family="text">
      <style:text-properties style:font-name="Liberation Serif" officeooo:rsid="001fe3c9" fo:background-color="#ff3333" loext:char-shading-value="0"/>
    </style:style>
    <style:style style:name="T74" style:family="text">
      <style:text-properties officeooo:rsid="001ddf21"/>
    </style:style>
    <style:style style:name="T75" style:family="text">
      <style:text-properties officeooo:rsid="001e8ba7"/>
    </style:style>
    <style:style style:name="T76" style:family="text">
      <style:text-properties officeooo:rsid="001fe3c9"/>
    </style:style>
    <style:style style:name="T77" style:family="text">
      <style:text-properties officeooo:rsid="0020ccde"/>
    </style:style>
    <style:style style:name="T78" style:family="text">
      <style:text-properties fo:color="#c9211e" loext:opacity="100%" fo:font-style="normal" officeooo:rsid="001ab606" style:font-style-asian="normal" style:font-style-complex="normal"/>
    </style:style>
    <style:style style:name="T79" style:family="text">
      <style:text-properties fo:color="#c9211e" loext:opacity="100%" fo:font-style="normal" officeooo:rsid="001886df" style:font-style-asian="normal" style:font-style-complex="normal"/>
    </style:style>
    <style:style style:name="T80" style:family="text">
      <style:text-properties officeooo:rsid="00214e78"/>
    </style:style>
    <style:style style:name="T81" style:family="text">
      <style:text-properties officeooo:rsid="00281823"/>
    </style:style>
    <style:style style:name="T82" style:family="text">
      <style:text-properties officeooo:rsid="002bf829"/>
    </style:style>
    <style:style style:name="T83" style:family="text">
      <style:text-properties style:font-name="Liberation Serif1" fo:font-style="normal" style:font-name-asian="Noto Serif CJK SC" style:font-style-asian="normal" style:font-name-complex="Lohit Devanagari1" style:font-style-complex="normal"/>
    </style:style>
    <style:style style:name="T84" style:family="text">
      <style:text-properties style:font-name="Liberation Serif1" fo:font-style="normal" style:text-underline-style="solid" style:text-underline-width="auto" style:text-underline-color="font-color" style:font-name-asian="Noto Serif CJK SC" style:font-style-asian="normal" style:font-name-complex="Lohit Devanagari1" style:font-style-complex="normal"/>
    </style:style>
    <style:style style:name="T85" style:family="text">
      <style:text-properties officeooo:rsid="00333ae3"/>
    </style:style>
    <style:style style:name="T86" style:family="text">
      <style:text-properties fo:background-color="#ff3333" loext:char-shading-value="0"/>
    </style:style>
    <style:style style:name="T87" style:family="text">
      <style:text-properties officeooo:rsid="0033f449" fo:background-color="#ff3333" loext:char-shading-value="0"/>
    </style:style>
    <style:style style:name="T88" style:family="text">
      <style:text-properties officeooo:rsid="001fe3c9" fo:background-color="#ff3333" loext:char-shading-value="0"/>
    </style:style>
    <style:style style:name="T89" style:family="text">
      <style:text-properties officeooo:rsid="00281823" fo:background-color="#ff3333" loext:char-shading-value="0"/>
    </style:style>
    <style:style style:name="T90" style:family="text">
      <style:text-properties officeooo:rsid="003bda6f" fo:background-color="#ff3333" loext:char-shading-value="0"/>
    </style:style>
    <style:style style:name="T91" style:family="text">
      <style:text-properties officeooo:rsid="0033f449"/>
    </style:style>
    <style:style style:name="T92" style:family="text">
      <style:text-properties officeooo:rsid="003448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05"><text:span text:style-name="T2">ababababababbaabbababbaba</text:span> </text:p>
          </table:table-cell>
          <table:table-cell table:style-name="Tabella2.A1" office:value-type="string">
            <text:p text:style-name="P106">Bandierina spagna</text:p>
          </table:table-cell>
          <table:table-cell table:style-name="Tabella2.A1" office:value-type="string">
            <text:p text:style-name="P106">Bandierina </text:p>
            <text:p text:style-name="P106">portogallo</text:p>
          </table:table-cell>
        </table:table-row>
      </table:table>
      <text:p text:style-name="P2"/>
      <text:p text:style-name="P1"/>
      <text:p text:style-name="P1">La mia guida di Brescia</text:p>
      <text:p text:style-name="P1"/>
      <text:p text:style-name="P1">LOGO</text:p>
      <text:p text:style-name="P1"/>
      <text:p text:style-name="P1">visite guidate pensate per te</text:p>
      <text:p text:style-name="P1"/>
      <text:p text:style-name="P1">--------------------------------------------------------------------------------------------</text:p>
      <text:p text:style-name="P1"/>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104"/>
            <text:p text:style-name="P104"/>
            <text:p text:style-name="P104"/>
            <text:p text:style-name="P104"/>
            <text:p text:style-name="P104"/>
            <text:p text:style-name="P104"/>
          </table:table-cell>
          <table:table-cell table:style-name="Tabella1.A1" office:value-type="string">
            <text:p text:style-name="P104"/>
          </table:table-cell>
          <table:table-cell table:style-name="Tabella1.A1" office:value-type="string">
            <text:p text:style-name="P104"/>
          </table:table-cell>
          <table:table-cell table:style-name="Tabella1.A1" office:value-type="string">
            <text:p text:style-name="P104"/>
          </table:table-cell>
          <table:table-cell table:style-name="Tabella1.A1" office:value-type="string">
            <text:p text:style-name="P104"/>
          </table:table-cell>
        </table:table-row>
      </table:table>
      <text:p text:style-name="P1"/>
      <text:p text:style-name="P1">------------------------------------------------------------------------------------------------</text:p>
      <text:p text:style-name="P1"/>
      <text:p text:style-name="P3">una guida per te</text:p>
      <text:p text:style-name="P10">Mi Chiamo Maddalena, ho vissuto tanti anni all’estero e, da quando sono tornata, ho riscoperto ancora di più la bellezza della mia città, Brescia, e dei suoi meravigliosi laghi (Lago di Garda e Lago d’Iseo). <text:span text:style-name="T1">Sono guida turistica abilitata dal 2011 e, da allora, amo condividere la bellezza, le curiosità, la storia di Brescia con tutti coloro che vengono in visita. Sono laureata in storia dell’arte e sono insegnante di italiano e storia a scuola, per cui le mie guide sono un perfetto mix…. (segue)</text:span></text:p>
      <text:p text:style-name="P9"/>
      <text:p text:style-name="P5">una guida diversa,</text:p>
      <text:p text:style-name="P5">la tua guida</text:p>
      <text:p text:style-name="P13">(bottone)</text:p>
      <text:p text:style-name="P14">di interazione, di <text:span text:style-name="T4">aneddoti curiosi capaci di rendere </text:span>le spiegazioni <text:span text:style-name="T4">frizzanti. Spesso</text:span> le persone che accompagno <text:span text:style-name="T4">in tour mi </text:span>dicono che trasmetto una grande passione. In effetti, è un lavoro che amo molto. Soprattutto, <text:span text:style-name="T4">mi piace</text:span> creare itinerari ad hoc per ogni persona e graduare la visita in base alle esigenze o volontà di chi visita. Si possono fare tanti itinerari diversi: da quelli più turistici, a quelli più curiosi, così come ci si può rivolgere ad esperti d’arte e di storia o bambini. il mio lavoro è proprio quello: <text:span text:style-name="T5">trovare la formula giusta per te!</text:span></text:p>
      <text:p text:style-name="P11"/>
      <text:p text:style-name="P11"><text:s text:c="17"/>-------------------------------------------------------------------------------------------------</text:p>
      <text:p text:style-name="P4">gli itinerari</text:p>
      <text:p text:style-name="P17">Brescia, la mia città, si presta a diversi tipi di visite guidate: tour di mezza giornata o di una giornata intera, itinerari storici tra il Castello e il centro della città, visite guidate al Parco archeologico e al Museo di Santa Giulia. Lo stesso vale per la provincia: si può trascorrere un giorno intero sul Lago di Garda, tra Sirmione, per esempio alle Grotte di Catullo, Dese<text:span text:style-name="T4">n</text:span>zano, Salò o al Vittoriale, magari navigando tra le sponde, o una mezza giornata. Così anche per il Lago d’Iseo dove propongo un tour che accosta la bellezza del paesaggio alla storia del luogo…. (segue)</text:p>
      <text:p text:style-name="P15"/>
      <text:p text:style-name="P6">scopri tutti </text:p>
      <text:p text:style-name="P6">i tour</text:p>
      <text:p text:style-name="P12">(bottone)</text:p>
      <text:p text:style-name="P12"/>
      <text:p text:style-name="P6"/>
      <text:p text:style-name="P16"><text:soft-page-break/>---→ <text:span text:style-name="T82">segue da itinerari dopo aver schiacciato il bottone</text:span></text:p>
      <text:p text:style-name="P16"/>
      <text:p text:style-name="P16">Per facilitarti il compito, ti propongo una divisione degli itinerari <text:span text:style-name="T3">per la scoperta della città e dei laghi</text:span>, in modo da rendere più facile la ricerca.</text:p>
      <text:p text:style-name="P15"/>
      <text:p text:style-name="P15">1- Brescia, <text:span text:style-name="T3">il modo migliore per conoscerla. </text:span><text:span text:style-name="T6">Itinerario classico</text:span><text:span text:style-name="T3"> ma per niente noioso</text:span></text:p>
      <text:p text:style-name="P18">2- Brescia, <text:span text:style-name="T5">itinerari storici</text:span>. Approfondimenti per tutti i gusti e <text:span text:style-name="T4">di </text:span>tutte le epoche</text:p>
      <text:p text:style-name="P18">3- Brescia, <text:span text:style-name="T5">visite guidate per le scuole</text:span>. Percorsi studiati sui programmi ministeriali per ogni scuola di ogni ordine e grado</text:p>
      <text:p text:style-name="P18">4- itinerari per scoprire il <text:span text:style-name="T5">Lago di Garda</text:span></text:p>
      <text:p text:style-name="P18">5- itinerari per scoprire il <text:span text:style-name="T5">Lago d’Iseo</text:span></text:p>
      <text:p text:style-name="P18">6- Brescia, percorsi sulle <text:span text:style-name="T5">donne</text:span></text:p>
      <text:p text:style-name="P18">7- Brescia, itinerari storici sui luoghi della <text:span text:style-name="T5">Repubblica Sociale Italiana e dei partigiani</text:span></text:p>
      <text:p text:style-name="P18"/>
      <text:p text:style-name="P20">1-a <text:span text:style-name="T8">Brescia </text:span><text:span text:style-name="T74">- </text:span><text:span text:style-name="T5">Visita alle piazze della città: </text:span><text:span text:style-name="T11">un viaggio nel tempo!</text:span></text:p>
      <text:p text:style-name="P20"><text:span text:style-name="T12">-Durata</text:span>: 2 ore</text:p>
      <text:p text:style-name="P20"><text:span text:style-name="T12">-Cosa </text:span><text:span text:style-name="T14">s</text:span><text:span text:style-name="T12">i visita</text:span>: Piazza Foro, Piazza Paolo VI, Piazza Loggia e Piazza Vittoria</text:p>
      <text:p text:style-name="P34">-Monumenti in esterno: <text:span text:style-name="T15">Parco Archeologico dell’antica Brixia che comprende il podio del Tempio di età Imperiale e <text:s/>il Teatro (nei giorni e gli orari in cui il museo è aperto, la visita a questi spazi è libera e gratuita), <text:s/>la colonna rimasta dell’antico Foro (e, se si ha tempo, la Basilica); Il Broletto e il Duomo Vecchio (coerentemente con gli orari di apertura della chiesa si visita l’interno) e il Duomo Nuovo; Il Palazzo della Loggia, Il Monte di Pietà, Le carceri, Il Monumento alla Bella Italia, L’orologio e il Monumento ai caduti di Piazza della Loggia; Piazza della Vittoria con panoramica d’insieme.</text:span></text:p>
      <text:p text:style-name="P22">-Adatto per: <text:span text:style-name="T15">tutti!</text:span></text:p>
      <text:p text:style-name="P34">-Descrizione:<text:span text:style-name="T15"> </text:span><text:span text:style-name="T17">il grande storico dell’arte, Philippe Daverio disse che passeggiare per Brescia significa immergersi nella storia e avere la possibilità di riconoscere bene gli strati del tempo e i passaggi di stile. </text:span><text:span text:style-name="T79">(leggi di più) </text:span><text:span text:style-name="T17">Ecco che, in una piacevole e breve passeggiata, si può evincere la struttura ortogonale romana della città e il suo cuore, il Foro. Si prosegue immergendosi nel Basso Medioevo passando attraverso La Torre d’Ercole, la chiesetta di San Marco per giungere all’impressionante Broletto, centro nevralgico della città nell’Età Media. Nella piazza, gli altri edifici di rappresentanza medievale erano le antiche cattedrali, di cui ancora visibile quella dedicata a Santa Maria Maggiore. Si tratta di una chiesa straordinaria, di un vero gioiello romanico mai abbastanza valorizzato. Entrando nella chiesa, compatibilmente agli orari di visita, si viene accolti dalla più bella scultura degli inizi del XIV secolo, la tomba di Berardo Maggi, e si viene avvolti da un volume enorme </text:span><text:span text:style-name="T18">e inaspettato</text:span><text:span text:style-name="T17">: la chiesa misura 36 metri di diametro e </text:span><text:span text:style-name="T18">oggi</text:span><text:span text:style-name="T17"> rappresenta un unicum in Italia. </text:span><text:span text:style-name="T18">Le sorprese che questo luogo incantato offre non sono finite...ma non te le posso raccontare tutte adesso! Si prosegue poi per la piazza fortemente voluta dai veneziani nella seconda metà del Quattrocento. È una piazza rinascimentale bellissima! Sembra di essere a Venezia!</text:span></text:p>
      <text:p text:style-name="P65">I primi a dare il benvenuto alla Piazza, anche se di spalle, sono i due automi che si trovano sull’orologio, chiamati dai bresciani Tone e Batista. Si prosegue alla scoperta di tutti gli elementi del rinascimento veneto per poi passare alla conoscenza del Monumento dedicato alle X giornate di Resistenza di Brescia sotto l’occupazione austriaca e il Monumento dedicato ai caduti a seguito dello scoppio della bomba nella piazza il 28 maggio 1974. Si passa vicino al primo Museo lapidario all’aperto d’Italia e si attraversa una bellissima loggetta che conduce alla Piazza Vittoria. Piazza costruita tra il 1929 e il 1932, a seguito dello sventramento dell’antico quartiere medievale delle pescherie. È una piazza di inizio ‘900 con tutti gli edifici più rappresentativi: le poste, l’assicurazione, la banca e ospita anche il primo grattacielo in cemento armato d’Italia.</text:p>
      <text:p text:style-name="P34"/>
      <text:p text:style-name="P67">1-b<text:span text:style-name="T5"> </text:span><text:span text:style-name="T8">Brescia - </text:span><text:span text:style-name="T5">Visita al Parco Archeologico </text:span><text:span text:style-name="T7">di Brixia </text:span><text:span text:style-name="T5">e Vittoria Alata</text:span></text:p>
      <text:p text:style-name="P22">-Durata: <text:span text:style-name="T15">1 ora</text:span></text:p>
      <text:p text:style-name="P34"><text:soft-page-break/>-Cosa si visita: <text:span text:style-name="T15">Il Parco comprende la visita alla cella di un tempio di età Repubblicana perfettamente conservata; il podio e il pavimento del Tempio di età Flavia, la visita alla Vittoria alata, la visita al primigenio Museo Patrio e il teatro.</text:span></text:p>
      <text:p text:style-name="P31">-<text:span text:style-name="T64">È </text:span>necessaria la prenotazione: <text:span text:style-name="T15">per preservare lo splendido stato di conservazione del sito si entra in gruppi contingentati ogni venti minuti. È quindi bene prenotare, anche per la guida (che ha un biglietto gratuito ma va contata) al seguente link: </text:span><text:span text:style-name="T87">https://www.ticketlandia.com/m/fondazione-brescia-musei</text:span></text:p>
      <text:p text:style-name="P22">-Adatto per: tutti!</text:p>
      <text:p text:style-name="P34">-Descrizione: <text:span text:style-name="T18">un autentico viaggio nel tempo! Si parte proprio da un video che porta indietro nel tempo e, in 4 minuti, illustra </text:span><text:span text:style-name="T19">l’evoluzione che ha avuto questo luogo che è sempre stato considerato il centro sacro della città, ancor prima dell’arrivo dei romani. </text:span><text:span text:style-name="T78">(leggi di più)</text:span><text:span text:style-name="T20"> </text:span><text:span text:style-name="T19">Si visita una cella di un tempio di età Repubblicana, davvero un ritrovamento eccezionale per il Nord d’Italia e che dimostra la precocissima romanizzazione della zona. </text:span><text:span text:style-name="T35">Ci si reca poi nel</text:span><text:span text:style-name="T19">la sala, recentemente ri</text:span><text:span text:style-name="T35">pensata</text:span><text:span text:style-name="T19"> per valorizzare </text:span><text:span text:style-name="T35">il tesoro che custodisce, che ospita</text:span><text:span text:style-name="T19"> la Vittoria Alata, statua romana del Primo secolo D. C. in bronzo, </text:span><text:span text:style-name="T35">eretta a simbolo della città</text:span><text:span text:style-name="T19">. Un’opera di eccezionale bellezza, che provoca indescrivibili emozioni e che ci permette di raccontare l’età Flavia, il culto della Vittoria e di ipotizzare che fosse stata posta proprio per celebrare </text:span><text:span text:style-name="T35">la battaglia</text:span><text:span text:style-name="T19"> che rese Vespasiano imperatore. Si passa così alla conoscenza del tempio di età imperiale, voluto da Vespasiano e il suo rifacimento </text:span><text:span text:style-name="T35">e completamento</text:span><text:span text:style-name="T19"> Ottocentesco e Novecentesco. Si co</text:span><text:span text:style-name="T35">nclude</text:span><text:span text:style-name="T19"> con la visita al teatro, in gran parte tornato alla luce grazie alla campagna di scavi attuata nel 2023.</text:span></text:p>
      <text:p text:style-name="P22"/>
      <text:p text:style-name="P67">1-c <text:span text:style-name="T8">Brescia - </text:span><text:span text:style-name="T5">Visita al Museo di Santa Giulia</text:span></text:p>
      <text:p text:style-name="P22">-Durata: <text:span text:style-name="T15">1 ora e mezza, 2 ore</text:span></text:p>
      <text:p text:style-name="P22">-Cosa si visita: <text:span text:style-name="T15">i reperti più significativi contenuti nel Museo della città. Imprescindibili: i bronzi, le Domus dell’Ortaglia, La chiesa di San Salvatore e la sua cripta, il Coro delle Monache e Santa Maria in Solario</text:span></text:p>
      <text:p text:style-name="P31"><text:span text:style-name="T87">-</text:span><text:span text:style-name="T72">È </text:span><text:span text:style-name="T73">consigliata</text:span><text:span text:style-name="T87"> la prenotazione </text:span><text:span text:style-name="T88">per il Museo ed è necessaria se si è in gruppo </text:span><text:span text:style-name="T87">al seguente link: https://www.ticketlandia.com/m/fondazione-brescia-musei</text:span> </text:p>
      <text:p text:style-name="P19">-<text:span text:style-name="T13">Adatto per: t</text:span><text:span text:style-name="T36">utti!</text:span></text:p>
      <text:p text:style-name="P34">-Descrizione: <text:span text:style-name="T15">normalmente quando si pensa un museo si visualizza un contenitore di opere uniche, belle, importanti. Il nostro è molto di più: è un Monastero voluto dalla moglie dell’ultimo Re Longobardo, Desiderio, nell’VIII secolo. </text:span><text:span text:style-name="T78">(leggi di più)</text:span><text:span text:style-name="T20"> </text:span><text:span text:style-name="T15">E si è conservato come monastero nel tempo, ampliandosi per esempio di un sacello del XII secolo, Santa Maria in Solario, che oggi ospita il tesoro del Monastero e, a fine Quattrocento, di un Coro per le Monache dipinto negli anni Trenta del secolo successivo. Indagando nell’orto delle monache, si sono trovate delle domus romane molto ben conservate anche per quanto riguarda gli alzati. </text:span><text:span text:style-name="T16">Il Museo di Santa Giulia </text:span><text:span text:style-name="T35">fa parte dei beni Unesco,</text:span><text:span text:style-name="T16"> si estende su oltre 14:000 mq e presenta 12.000 opere dalla preistoria all’età rinascimentale.</text:span></text:p>
      <text:p text:style-name="P66"/>
      <text:p text:style-name="P21">2-a <text:span text:style-name="T5">Brescia - Itinerari </text:span><text:span text:style-name="T9">r</text:span><text:span text:style-name="T5">oman</text:span><text:span text:style-name="T9">i</text:span></text:p>
      <text:p text:style-name="P23">-Durata: <text:span text:style-name="T15">1 </text:span><text:span text:style-name="T21">e mezza </text:span><text:span text:style-name="T15">ora / </text:span><text:span text:style-name="T21">2 ore</text:span></text:p>
      <text:p text:style-name="P35">-Cosa si visita:<text:span text:style-name="T15"> </text:span><text:span text:style-name="T21">La visita guidata può comprendere: opzione 1- il Parco archeologico di Brixia (con </text:span><text:span text:style-name="T15">la visita alla cella di un tempio di età Repubblicana perfettamente conservata; la visita alla Vittoria alata, la visita al primigenio Museo Patrio</text:span><text:span text:style-name="T21">); opzione 2- può svolgersi <text:s/>anche solo in esterno senza l’acquisto di un biglietto </text:span><text:span text:style-name="T22">e, in questo caso, si visitano il pronao, il frontone e il teatro del Parco archeologico di Brixia,</text:span><text:span text:style-name="T21"> </text:span><text:span text:style-name="T22">l</text:span><text:span text:style-name="T21">a colonna del foro romano, la basilica, un cardo </text:span><text:span text:style-name="T22">ed eventualmente lacerti delle terme romane; opzione 3- La sezione romana del Museo di Santa Giulia.</text:span></text:p>
      <text:p text:style-name="P41">-<text:span text:style-name="T64">È </text:span>necessaria la prenotazione <text:span text:style-name="T75">se si vuole visitare il Parco archeologico di Brixia </text:span><text:span text:style-name="T22">giacché, </text:span><text:span text:style-name="T15">per preservare lo splendido stato di conservazione del sito, si entra in gruppi contingentati ogni venti minuti. È quindi bene prenotare, anche per la guida (che ha un biglietto gratuito ma va contata) al seguente link: </text:span><text:span text:style-name="T87">https://www.ticketlandia.com/m/fondazione-brescia-musei</text:span></text:p>
      <text:p text:style-name="P35"><text:soft-page-break/>-Adatto per: <text:span text:style-name="T22">appassionati di arte romana, chi è interessato ad approfondire l’evoluzione dell’arte nel momento del contatto tra le popolazioni celtiche e i romani e </text:span><text:span text:style-name="T35">vuole capire come vivevano, com’era Brixia.</text:span></text:p>
      <text:p text:style-name="P35"><text:span text:style-name="T22">-</text:span><text:span text:style-name="T76">Descrizione</text:span><text:span text:style-name="T23">: Brixia, </text:span><text:span text:style-name="T52">capitale della Gallia Cisalpina, </text:span><text:span text:style-name="T54">decide di entrare molto presto nell’orbita romana e, a differenza di altre tribù celtiche, si romanizza precocemente. Questo comporta la possibilità di visitare affreschi già del periodo </text:span><text:span text:style-name="T55">r</text:span><text:span text:style-name="T54">epubblicano e di seguirne poi l’evoluzione nel tempo. In special modo sono visibili mosaici davvero ben conservati che mostrano anche le capacità tecniche delle maestranze locali; è possibile comprendere bene le strutture abitative dei cittadini più ricchi, le domus, grazie anche alla buona conservazione degli alzati e l’ottima conservazione dei pavimenti. </text:span><text:span text:style-name="T55">È inoltre possibile vedere il sistema di riscaldamento attivo nella città romana, l’ipocausto, e la divisione degli ambienti e i loro usi.</text:span></text:p>
      <text:p text:style-name="P89"/>
      <text:p text:style-name="P43"><text:span text:style-name="T46">2-</text:span><text:span text:style-name="T45">b Brescia – Itinerari alto medievali</text:span></text:p>
      <text:p text:style-name="P24">-Durata: <text:span text:style-name="T15">1 </text:span><text:span text:style-name="T23">ora</text:span></text:p>
      <text:p text:style-name="P36">-Cosa si visita:<text:span text:style-name="T15"> </text:span><text:span text:style-name="T21">La visita guidata </text:span><text:span text:style-name="T23">si svolge all’interno della sezione longobarda del Museo di Santa Giulia</text:span></text:p>
      <text:p text:style-name="P41">-<text:span text:style-name="T87">-</text:span><text:span text:style-name="T72">È </text:span><text:span text:style-name="T73">consigliata</text:span><text:span text:style-name="T87"> la prenotazione </text:span><text:span text:style-name="T88">per il Museo ed è necessaria se si è in gruppo </text:span><text:span text:style-name="T87">al seguente link: https://www.ticketlandia.com/m/fondazione-brescia-musei</text:span></text:p>
      <text:p text:style-name="P36"><text:span text:style-name="T15">-</text:span>Adatto per: <text:span text:style-name="T22">appassionati di arte </text:span><text:span text:style-name="T23">longobarda, per chi vuole scoprire meglio le nostre origini.</text:span></text:p>
      <text:p text:style-name="P36"><text:span text:style-name="T23">-</text:span><text:span text:style-name="T77">Descrizione: </text:span><text:span text:style-name="T24">Partendo dalle tombe, si approfondirà l’origine della popolazione longobarda. Si ripercorrerà il viaggio iniziato in </text:span><text:span text:style-name="T77">Scania</text:span><text:span text:style-name="T24">, il passaggio per la </text:span><text:span text:style-name="T77">Pannonia</text:span><text:span text:style-name="T24"> e il momento del varco delle Alpi Giulie; attraverso gli oggetti del corredo si analizzeranno i loro usi e costumi. Si passerà poi alla conoscenza dei manufatti metallici e delle scritte incise sulle lastre. </text:span><text:span text:style-name="T35">In ultimo, si entrerà nell’incredibile</text:span><text:span text:style-name="T24"> chiesa di San Salvatore. </text:span><text:span text:style-name="T25">Si comprenderà la sua evoluzione, il senso per cui è stata costruita e tutti gli apparati decorativi di cui era composta. Anche se carolingia, si </text:span><text:span text:style-name="T37">consiglia la visita della</text:span><text:span text:style-name="T25"> Croce detta di Desiderio.</text:span></text:p>
      <text:p text:style-name="P68"/>
      <text:p text:style-name="P44"><text:span text:style-name="T46">2-</text:span><text:span text:style-name="T47">b Brescia – Itinerari </text:span><text:span text:style-name="T49">basso </text:span><text:span text:style-name="T47">medievali</text:span></text:p>
      <text:p text:style-name="P25">-Durata: <text:span text:style-name="T15">1 </text:span><text:span text:style-name="T23">ora </text:span><text:span text:style-name="T25">e mezza</text:span></text:p>
      <text:p text:style-name="P37">-Cosa si visita:<text:span text:style-name="T15"> </text:span><text:span text:style-name="T21">La visita guidata </text:span><text:span text:style-name="T23">si svolge </text:span><text:span text:style-name="T25">in esterno per la città. </text:span><text:span text:style-name="T26">Santa Maria in Solario, la Torre d’Ercole, San Marco, Il Broletto, il Duomo Vecchio e San Faustino in Riposo.</text:span></text:p>
      <text:p text:style-name="P56"><text:span text:style-name="T15">-</text:span>Adatto per: <text:span text:style-name="T39">per chi vuole saperne di più sul Medioevo a Brescia</text:span></text:p>
      <text:p text:style-name="P37"><text:span text:style-name="T23">-</text:span><text:span text:style-name="T77">Descrizione: </text:span><text:span text:style-name="T25">la visita inizia da </text:span><text:span text:style-name="T26">Piazza Tebaldo Brusato che esemplifica il concetto di piazza nell’Età Media e delle mura; <text:s/>si prosegue con i</text:span><text:span text:style-name="T25">l concetto di monastero, esemplificato dalla visione di <text:s/>Santa Maria in Solario, sacello appartenente al Monastero di Santa Giulia e dalla ricostruzione dei suoi ambiti (i chiostri, lo </text:span><text:span text:style-name="T80">xenodochio</text:span><text:span text:style-name="T25">) per poi passare per la Torre d’Ercole <text:s/>e quindi </text:span><text:span text:style-name="T26">soffermarsi sulla struttura della casa medievale (due esempi in via Carlo Cattaneo)</text:span><text:span text:style-name="T25"> e approdare in Piazza Paolo VI dove si approfondiranno il ruolo del Broletto e dell’antica cattedrale dedicata a Santa Maria Maggiore (Duomo Vecchio). Immancabile la scoperta della chiesa di San Faustino in Riposo </text:span><text:span text:style-name="T26">in esterno con la sua suggestiva copertura.</text:span><text:span text:style-name="T59"> (per chi ha </text:span><text:span text:style-name="T63">4</text:span><text:span text:style-name="T59">0 minuti in più visita alla Chiesa di San Francesco).</text:span></text:p>
      <text:p text:style-name="P90"/>
      <text:p text:style-name="P45"><text:span text:style-name="T46">2-</text:span><text:span text:style-name="T48">c</text:span><text:span text:style-name="T47"> Brescia – Itinerari</text:span><text:span text:style-name="T48">o</text:span><text:span text:style-name="T47"> </text:span><text:span text:style-name="T48">rinascimentale -under construction</text:span></text:p>
      <text:p text:style-name="P69"/>
      <text:p text:style-name="P57"><text:span text:style-name="T25">2-</text:span><text:span text:style-name="T15">d Brescia- Itinerario barocco – under construccion</text:span></text:p>
      <text:p text:style-name="P91"/>
      <text:p text:style-name="P91">2-e Brescia – Itinerario settecentesco – under construccion</text:p>
      <text:p text:style-name="P91"/>
      <text:p text:style-name="P91">2-f Brescia – Itinerario Risorgimentale</text:p>
      <text:p text:style-name="P96">2-f-1 Brescia – Sulle orme di Tito Speri</text:p>
      <text:p text:style-name="P31">-Durata: <text:span text:style-name="T15">1 </text:span><text:span text:style-name="T23">ora </text:span><text:span text:style-name="T25">e</text:span><text:span text:style-name="T59"> </text:span><text:span text:style-name="T60">45 minuti</text:span></text:p>
      <text:p text:style-name="P38">-Cosa si visita:<text:span text:style-name="T15"> </text:span><text:span text:style-name="T27">Piazzale Arnaldo, corso Magenta, Piazza Tito Speri, il Castello, Piazza Loggia</text:span></text:p>
      <text:p text:style-name="P26"><text:soft-page-break/><text:span text:style-name="T15">-</text:span>Adatto per:<text:span text:style-name="T86"> </text:span><text:span text:style-name="T61">per chi vuole saperne di più sul </text:span><text:span text:style-name="T62">Risorgimento </text:span><text:span text:style-name="T61">a Brescia</text:span></text:p>
      <text:p text:style-name="P38"><text:span text:style-name="T76">-</text:span><text:span text:style-name="T77">Descrizione:</text:span><text:span text:style-name="T25"> </text:span><text:span text:style-name="T27">gli episodi chiave delle X giornate ripercorsi per tappe</text:span></text:p>
      <text:p text:style-name="P72"/>
      <text:p text:style-name="P64"><text:span text:style-name="T27">2-</text:span><text:span text:style-name="T15">f-2 Brescia – Il Risorgimento da rivivere nel Museo chiamato “La Leonessa d’Italia”</text:span></text:p>
      <text:p text:style-name="P31">-Durata: <text:span text:style-name="T15">1 </text:span><text:span text:style-name="T23">ora </text:span><text:span text:style-name="T25">e </text:span><text:span text:style-name="T38">un quarto</text:span></text:p>
      <text:p text:style-name="P41">-Cosa si visita:<text:span text:style-name="T15"> </text:span><text:span text:style-name="T38">Il Museo del Risorgimento detto “La Leonessa d’Italia”</text:span></text:p>
      <text:p text:style-name="P53"><text:span text:style-name="T91">-</text:span><text:span text:style-name="T71">È </text:span><text:span text:style-name="T65">consigliata</text:span><text:span text:style-name="T91"> la prenotazione </text:span><text:span text:style-name="T76">per il Museo ed è necessaria se si è in gruppo </text:span><text:span text:style-name="T91">al seguente link: https://www.ticketlandia.com/m/fondazione-brescia-musei</text:span></text:p>
      <text:p text:style-name="P32"><text:span text:style-name="T15">-</text:span>Adatto per: <text:span text:style-name="T86"><text:s/></text:span><text:span text:style-name="T61">per chi vuole saperne di più sul </text:span><text:span text:style-name="T62">Risorgimento </text:span><text:span text:style-name="T61">a Brescia</text:span></text:p>
      <text:p text:style-name="P53"><text:span text:style-name="T23">-</text:span><text:span text:style-name="T24">Descrizione:</text:span><text:span text:style-name="T25"> </text:span><text:span text:style-name="T39">il Risorgimento spiegato in maniera chiara cercando di entrare il più possibile nelle emozioni </text:span><text:span text:style-name="T40">di chi </text:span><text:span text:style-name="T39">viveva in quel momento.</text:span></text:p>
      <text:p text:style-name="P72"/>
      <text:p text:style-name="P58"><text:span text:style-name="T27">2-</text:span><text:span text:style-name="T15">g Brescia – Itinerari sui luoghi della Repubblica Sociale Italiana e della Resistenza</text:span></text:p>
      <text:p text:style-name="P73">2-g-1 Itinerario generale che accompagna tra i luoghi dove si nascondevano i partigiani, tra i luoghi del potere repubblichino e nei luoghi di tortura, tra i luoghi in cui si possono raccontare gli episodi salienti in cui si è fatta la storia e dove sono nati i movimenti di resistenza. </text:p>
      <text:p text:style-name="P73">2-g-2 Itinerario sui luoghi del potere della Repubblica sociale Italiana. I luoghi di repressione, di tortura, di spionaggio, di potere attraverso gli episodi e i personaggi salienti.</text:p>
      <text:p text:style-name="P46"><text:span text:style-name="T15">2-g-3 Itinerario sui luoghi dei partigiani: i nascondigli, i partiti, i ciclostilati, le repressioni, gli aiuti </text:span><text:span text:style-name="T28">narrati</text:span><text:span text:style-name="T15"> attraverso gli episodi e i personaggi salienti.</text:span></text:p>
      <text:p text:style-name="P46"><text:span text:style-name="T15">2-g-4 Itinerario sui luoghi degli eccidi: gli ebrei </text:span><text:span text:style-name="T28">e la deportazione</text:span><text:span text:style-name="T15"> il tribunale, La Loggetta, l’Ufi </text:span><text:span text:style-name="T28">narrati attraverso gli episodi e i personaggi salienti.</text:span></text:p>
      <text:p text:style-name="P74">2-g-5 Itinerario sui luoghi delle donne della Resistenza</text:p>
      <text:p text:style-name="P29">-Durata: <text:span text:style-name="T33">2 ore circa</text:span></text:p>
      <text:p text:style-name="P74"/>
      <text:p text:style-name="P59"><text:span text:style-name="T15">3- </text:span><text:span text:style-name="T29">Brescia, visite guidate per le scuole -</text:span><text:span text:style-name="T30">under construccion</text:span></text:p>
      <text:p text:style-name="P88"/>
      <text:p text:style-name="P59"><text:span text:style-name="T29">4- </text:span><text:span text:style-name="T15">Il Lago di Garda</text:span></text:p>
      <text:p text:style-name="P92">4-a Sirmione da scoprire in lungo e in largo: <text:span text:style-name="T92">molto di più del solito giretto</text:span></text:p>
      <text:p text:style-name="P27">-Durata: <text:span text:style-name="T30">2 ore e mezza</text:span></text:p>
      <text:p text:style-name="P39">-Cosa si visita:<text:span text:style-name="T15"> </text:span><text:span text:style-name="T30">Parco archeologico denominato “Grotte di Catullo”, Rocca Scaligera, il borgo, il lungolago, la chiesa di Santa Maria Maggiore e la Cappella di Sant’Anna al Ponte. È possibile anche un itinerario più breve che non entra nel castello e nel parco archeologico</text:span></text:p>
      <text:p text:style-name="P28">-<text:span text:style-name="T64">È </text:span>necessaria la prenotazione <text:span text:style-name="T81">alla Rocca Scaligera e alle Grotte di Catullo per i gruppi ai seguenti link: </text:span><text:span text:style-name="T89">https://museidelgarda.ticka.it/</text:span></text:p>
      <text:p text:style-name="P28"><text:span text:style-name="T15">-</text:span>Adatto per: <text:span text:style-name="T30">tutti! </text:span><text:span text:style-name="T32">Il Parco archeologico ha dei punti con dislivelli e ghiaia che è meglio percorrere con scarpe sportive </text:span></text:p>
      <text:p text:style-name="P39"><text:span text:style-name="T76">-</text:span><text:span text:style-name="T77">Descrizione:</text:span><text:span text:style-name="T25"> </text:span><text:span text:style-name="T30">Sirmione, definita</text:span><text:span text:style-name="T53"> “perla” dal poeta Catullo, </text:span><text:span text:style-name="T56">è davvero un luogo magico in cui la bellezza della natura incontra la valorizzazione che gli uomini del periodo romano e medievale hanno saputo </text:span><text:span text:style-name="T57">renderle. È davvero speciale percorrere le viuzze in cui si riverbera il lago e scoprire insieme il periodo della fondazione scaligera del castello, la struttura della chiesetta ridossata sulle mura e l’enorme villa romana incredibilmente incastonata sulla punta della penisola. Durante la passeggiata sul lungolago si potrà inoltre commentare la varietà del paesaggio lacuale, le proprietà dell’acqua della fonte di Boyola e scorgere la casa di Maria Callas.</text:span></text:p>
      <text:p text:style-name="P80"/>
      <text:p text:style-name="P49"><text:span text:style-name="T50">4-b Desenzano </text:span><text:span text:style-name="T51">da</text:span><text:span text:style-name="T10"> fundus </text:span><text:span text:style-name="T51">romano a grande mercato</text:span></text:p>
      <text:p text:style-name="P28">-Durata: <text:span text:style-name="T81">1 ora e mezza/ </text:span><text:span text:style-name="T30">2 ore </text:span></text:p>
      <text:p text:style-name="P40">-Cosa si visita:<text:span text:style-name="T15"> </text:span><text:span text:style-name="T30">Parco archeologico </text:span><text:span text:style-name="T31">della Domus Romana, Chiesa di Santa Maria Maddalena, Piazza Malvezzi, Porto Vecchio e Castello</text:span></text:p>
      <text:p text:style-name="P28"><text:span text:style-name="T15">-</text:span><text:span text:style-name="T66">È </text:span><text:span text:style-name="T15">necessaria la prenotazione </text:span><text:span text:style-name="T31">alla Villa Romana per i gruppi ai seguenti link: </text:span><text:span text:style-name="T58">https://museidelgarda.ticka.it/</text:span></text:p>
      <text:p text:style-name="P28"><text:span text:style-name="T15">-</text:span>Adatto per: <text:span text:style-name="T30">tutti!</text:span></text:p>
      <text:p text:style-name="P54"><text:soft-page-break/><text:span text:style-name="T76">-</text:span><text:span text:style-name="T77">Descrizione:</text:span><text:span text:style-name="T80"> </text:span><text:span text:style-name="T40">è un viaggio nel tempo che riserva sorprese anche a chi conosce la città più popolosa del lago. A partire dalla Villa Romana che offre, non solo bellissimi mosaici, ma anche un’idea di come vivevano gli antichi romani e uno spaccato dell’evoluzione della villa romana. Percorrendo una stretta viuzza, si giunge alla chiesa di Santa Maria Maddalena: bellissima chiesa che offre un gioiello assoluto. Si tratta dell’Ultima Cena di Gian Battista Tiepolo. La porta laterale della chiesa si <text:s/>rivolge verso la piazza centrale che permette di conoscere la storia di Sant’Angela Merici e le vicessitudini che si sono alternate nella piazza Malvezzi. Immancabile è la spiegazione del Porto Vecchio e, per chi non è ancora stanco, la salita al Castello ricetto.</text:span></text:p>
      <text:p text:style-name="P70"/>
      <text:p text:style-name="P60"><text:span text:style-name="T25">4-</text:span><text:span text:style-name="T15">c Salò l’eleganza e la tranquillità</text:span></text:p>
      <text:p text:style-name="P28">-Durata: <text:span text:style-name="T31">1 ora e mezza</text:span></text:p>
      <text:p text:style-name="P40">-Cosa si visita:<text:span text:style-name="T15"> </text:span><text:span text:style-name="T31">visita di soli esterni che comprende Piazza Carmine, la porta d’entrata all’antico borgo, i palazzi e le ville usate nel periodo della Repubblica Sociale Italiana, la superba chiesa di Santa Maria, il palazzo della Magnifica Patria, i palazzi sul</text:span><text:span text:style-name="T58"> l</text:span><text:span text:style-name="T60">u</text:span><text:span text:style-name="T58">ng</text:span><text:span text:style-name="T31">olago e le statue di due dei maggiori protagonisti.</text:span></text:p>
      <text:p text:style-name="P28"><text:span text:style-name="T15">-</text:span>Adatto per: <text:span text:style-name="T30">tutti!</text:span></text:p>
      <text:p text:style-name="P54"><text:span text:style-name="T76">-</text:span><text:span text:style-name="T77">Descrizione:</text:span><text:span text:style-name="T80"> </text:span><text:span text:style-name="T41">Salò permette di comprendere piacevolmente lo sviluppo del Lago di Garda nella storia da un punto di vista privilegiato: un golfo bellissimo e mantenuto nella sua bellezza con costruzioni eleganti che vanno dal Medioevo a inizio Novecento. La passeggiata sul lungolago è davvero rilassante e permette di scoprire gli edifici usati durante il periodo della Repubblica Sociale Italiana, così come anche lo stile Liberty dei bei palazzi affacciati sul lago e lo straordinario Palazzo della Magnifica Patria. La Chiesa di Santa Maria Assunta è un vero gioiello del Rinascimento e al suo interno si possono ammirare, oltre ad un congiunto architettonico straordinario, opere di Zenon Veronese, Romanino e Andrea Celesti. Per non parlare del Cristo ligneo ritenuto da Andrea Mantegna il più bello mai visto.</text:span></text:p>
      <text:p text:style-name="P40"/>
      <text:p text:style-name="P60"><text:span text:style-name="T25">4-</text:span><text:span text:style-name="T15">d il Vittoriale degli Italiani...il luogo che più amo del lago</text:span></text:p>
      <text:p text:style-name="P28">-Durata: <text:span text:style-name="T31">2 ore/ </text:span><text:span text:style-name="T39">2</text:span><text:span text:style-name="T31"> </text:span><text:span text:style-name="T32">e mezza</text:span></text:p>
      <text:p text:style-name="P40">-Cosa si visita:<text:span text:style-name="T15"> </text:span><text:span text:style-name="T31">visita del parco del Vittoriale</text:span></text:p>
      <text:p text:style-name="P28"><text:span text:style-name="T31">-</text:span><text:span text:style-name="T67">È </text:span><text:span text:style-name="T31">necessaria la prenotazione </text:span><text:span text:style-name="T32">al Vittoriale degli Italiani</text:span><text:span text:style-name="T31"> </text:span><text:span text:style-name="T32">al</text:span><text:span text:style-name="T31"> seguent</text:span><text:span text:style-name="T32">e</text:span><text:span text:style-name="T31"> link: </text:span><text:span text:style-name="T58">https://bottega.vittoriale.it/#/</text:span></text:p>
      <text:p text:style-name="P28"><text:span text:style-name="T15">-</text:span>Adatto per: <text:span text:style-name="T32">camminatori. Il percorso prevede dislivelli e terreno irregolare. </text:span><text:span text:style-name="T61">Meglio indossare scarpe da ginnastica.</text:span></text:p>
      <text:p text:style-name="P109"><text:span text:style-name="T77">Descrizione:</text:span><text:span text:style-name="T80"> </text:span><text:span text:style-name="T42">Su Gabriele d’Annunzio si sanno e si dicono tante cose ma il percorso nel suo parco è un modo per sfatare alcuni miti comprendere bene le sue idee, le sue ossessioni e le sue imprese. La passeggiata permette infatti di capire il difficile rapporto con Mussolini, il suo ruolo di leader carismatico, così come le imprese su Vienna, a Buccari o a Fiume. Oltre alla parte storica, visitare il parco che lui considerava come “un libro di pietra” permette di conoscere anche la sua ironia, i suoi riferimenti storico-artistici e, grazie anche ad aneddoti, cogliere la sua vita spinta al massimo.</text:span></text:p>
      <text:p text:style-name="P40"/>
      <text:p text:style-name="P86">4-e- Tour in barca</text:p>
      <text:p text:style-name="P82">Il tour in barca si può creare in base alle tue esigenze: può durare mezz’ora attorno alla penisola di Sirmione, può durare un’ora e mezza fino all’Isola del Garda o può durare 3 ore o più, bordeggiando le sponde del Benaco. Nel caso di tour lunghi si può esplorare la riviera occidentale e lombarda, ammirando il Vittoriale e il Golfo di Salò e, sulla sponda opposta, quella orientale, ammirare le meravigliose ville incastonate sulla riviera scoscesa e naturale e la magnifica Punta San Vigilio. Scrivimi per saperne di più!</text:p>
      <text:p text:style-name="P84"/>
      <text:p text:style-name="P86"/>
      <text:p text:style-name="P86">5 Il Lago d’Iseo</text:p>
      <text:p text:style-name="P33">-Durata: <text:span text:style-name="T43">mezza giornata o una giornata intera</text:span></text:p>
      <text:p text:style-name="P42"><text:soft-page-break/>-Cosa si visita:<text:span text:style-name="T15"> </text:span><text:span text:style-name="T43">visita di Iseo e percorso in barca, possibilmente con il tour delle tre isole, verso Montisola. Passeggiata sul lungolago di Peschiera Maraglio</text:span></text:p>
      <text:p text:style-name="P33"><text:span text:style-name="T15">-</text:span>Adatto per: <text:span text:style-name="T30">tutti!</text:span></text:p>
      <text:p text:style-name="P55"><text:span text:style-name="T76">-</text:span><text:span text:style-name="T77">Descrizione:</text:span><text:span text:style-name="T80"> </text:span><text:span text:style-name="T43">Iseo è una perla del Medioevo: è meraviglioso perdersi tra le sue viuzze per scoprirne la piazza con il monumento a Garibaldi, la piccola chiesetta del Mercato e poi proseguire verso la Pieve di Sant’Andrea dal caratteristico aspetto medievale. Nella piazza del sagrato c’è un altro tesoro: la Chiesa di San Giorgio con una inedita danza macabra. È possibile </text:span><text:span text:style-name="T44">continuare la visita</text:span><text:span text:style-name="T43"> verso il castello o scendere verso la piazza dove si riunivano le lavandaie e conoscere l’Arsenale veneziano. La </text:span><text:span text:style-name="T44">scoperta</text:span><text:span text:style-name="T43"> del lago prosegue imbarcandosi al fine di raggiungere la più grande isola lacustre abitata d’Europa: MonteIsola. Giunti a Peschiera Maraglio, una passeggiata permette di conoscere come si viveva in passato sull’isola: gli antichi mestieri, le imbarcazioni e i cibi tradizionali. Una piacevolissima camminata accompagnerà il visitatore alla scoperta del lago, degli antichi castelli e a scorgere l’Isola di San Paolo.</text:span></text:p>
      <text:p text:style-name="P86"/>
      <text:p text:style-name="P7">6- Brescia, percorsi sulle donne</text:p>
      <text:p text:style-name="P103">6-a visita alla mostra “Finché non saremo libere”</text:p>
      <text:p text:style-name="P8">6-<text:span text:style-name="T85">a</text:span> percorso guidato sui luoghi delle donne che hanno vissuto e raccontato di Brescia nella storia</text:p>
      <text:p text:style-name="P85">scrivimi per saperne di più</text:p>
      <text:p text:style-name="P8">6-<text:span text:style-name="T85">b</text:span> percorso guidato sui luoghi delle donne della Resistenza bresciana</text:p>
      <text:p text:style-name="P85">scrivimi per saperne di più</text:p>
      <text:p text:style-name="P85"/>
      <text:p text:style-name="P87">7- Brescia, itinerari storici sui luoghi della Repubblica Sociale Italiana e dei partigiani</text:p>
      <text:p text:style-name="P47"><text:span text:style-name="T34">7</text:span><text:span text:style-name="T15">-</text:span><text:span text:style-name="T34">a</text:span><text:span text:style-name="T15"> Itinerario generale che accompagna tra i luoghi dove si nascondevano i partigiani, tra i luoghi del potere repubblichino e nei luoghi di tortura, tra i luoghi in cui si possono raccontare gli episodi salienti in cui si è fatta la storia e dove sono nati i movimenti di resistenza. </text:span></text:p>
      <text:p text:style-name="P47"><text:span text:style-name="T34">7</text:span><text:span text:style-name="T15">-</text:span><text:span text:style-name="T34">b</text:span><text:span text:style-name="T15"> Itinerario sui luoghi del potere della Repubblica sociale Italiana. I luoghi di repressione, di tortura, di spionaggio, di potere attraverso gli episodi e i personaggi salienti.</text:span></text:p>
      <text:p text:style-name="P47"><text:span text:style-name="T34">7</text:span><text:span text:style-name="T15">-</text:span><text:span text:style-name="T34">c</text:span><text:span text:style-name="T15"> Itinerario sui luoghi dei partigiani: i nascondigli, i partiti, i ciclostilati, le repressioni, gli aiuti </text:span><text:span text:style-name="T28">narrati</text:span><text:span text:style-name="T15"> attraverso gli episodi e i personaggi salienti.</text:span></text:p>
      <text:p text:style-name="P47"><text:span text:style-name="T34">7</text:span><text:span text:style-name="T15">-</text:span><text:span text:style-name="T34">d</text:span><text:span text:style-name="T15"> Itinerario sui luoghi degli eccidi: gli ebrei </text:span><text:span text:style-name="T28">e la deportazione</text:span><text:span text:style-name="T15"> il tribunale, La Loggetta, l’Ufi </text:span><text:span text:style-name="T28">narrati attraverso gli episodi e i personaggi salienti.</text:span></text:p>
      <text:p text:style-name="P48"><text:span text:style-name="T34">7</text:span><text:span text:style-name="T15">-</text:span><text:span text:style-name="T34">e</text:span><text:span text:style-name="T15"> Itinerario sui luoghi delle donne della Resistenza</text:span></text:p>
      <text:p text:style-name="P30">-Durata: <text:span text:style-name="T33">2 ore circa</text:span></text:p>
      <text:p text:style-name="P30"><text:span text:style-name="T15">-</text:span>Adatto per: <text:span text:style-name="T33">chi vuole capire meglio come si viveva tra il settembre 1943 e l’aprile 1945</text:span></text:p>
      <text:p text:style-name="P71"/>
      <text:p text:style-name="P71">------------------------------------------------------------------------------------------------------------------------</text:p>
      <text:p text:style-name="P61"><text:span text:style-name="T25">I</text:span><text:span text:style-name="T15">l calendario</text:span></text:p>
      <text:p text:style-name="P75">Organizzo tour con piccoli gruppi per scoprire, divertendosi, particolari inediti della città. A partire da aneddoti curiosi, ma anche dalla storia ufficiale che cerco di narrare in maniera coinvolgente, per scoprire l’evoluzione della nostra città</text:p>
      <text:p text:style-name="P75"/>
      <text:p text:style-name="P93">Unisciti a noi</text:p>
      <text:p text:style-name="P93">guarda il calendario</text:p>
      <text:p text:style-name="P76">(bottone)</text:p>
      <text:p text:style-name="P76"/>
      <text:p text:style-name="P51"><text:span text:style-name="T15">→ </text:span><text:span text:style-name="T34">segue da il calendario dopo aver schiacciato il bottone</text:span></text:p>
      <text:p text:style-name="P75"/>
      <text:p text:style-name="P52"><text:span text:style-name="T34">2 </text:span><text:span text:style-name="T15">marzo, ore 15:00 Piazza Moretto. Percorso sui luoghi delle donne bresciane che hanno vissuto la Resistenza in collaborazione con la sezione ANPI. Scrivimi per saperne di più.</text:span></text:p>
      <text:p text:style-name="P81"/>
      <text:p text:style-name="P81"><text:soft-page-break/>23 marzo Mi piacerebbe portarvi a scoprire il Museo del Risorgimento proprio in concomitanza con le X giornate di Brescia. Scrivimi per saperne di più</text:p>
      <text:p text:style-name="P83"/>
      <table:table table:name="Tabella3" table:style-name="Tabella3">
        <table:table-column table:style-name="Tabella3.A" table:number-columns-repeated="7"/>
        <table:table-column table:style-name="Tabella3.H"/>
        <table:table-row>
          <table:table-cell table:style-name="Tabella3.A1" office:value-type="string">
            <text:p text:style-name="P108">Gennaio 2024</text:p>
          </table:table-cell>
          <table:table-cell table:style-name="Tabella3.A1" office:value-type="string">
            <text:p text:style-name="P108">lunedì</text:p>
          </table:table-cell>
          <table:table-cell table:style-name="Tabella3.A1" office:value-type="string">
            <text:p text:style-name="P108">martedì</text:p>
          </table:table-cell>
          <table:table-cell table:style-name="Tabella3.A1" office:value-type="string">
            <text:p text:style-name="P108">mercoledì</text:p>
          </table:table-cell>
          <table:table-cell table:style-name="Tabella3.A1" office:value-type="string">
            <text:p text:style-name="P108">giovedì</text:p>
          </table:table-cell>
          <table:table-cell table:style-name="Tabella3.A1" office:value-type="string">
            <text:p text:style-name="P108">venerdì</text:p>
          </table:table-cell>
          <table:table-cell table:style-name="Tabella3.A1" office:value-type="string">
            <text:p text:style-name="P108">sabato</text:p>
          </table:table-cell>
          <table:table-cell table:style-name="Tabella3.A1" office:value-type="string">
            <text:p text:style-name="P108">domenica</text:p>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
      <text:p text:style-name="P75"/>
      <text:p text:style-name="P75">------------------------------------------------------------------------------------------------------------------------</text:p>
      <text:p text:style-name="P62"><text:span text:style-name="T34">I</text:span><text:span text:style-name="T15">n evidenza</text:span></text:p>
      <text:p text:style-name="P81">Marzo si apre con la visita guidata dedicata alle donne della Resistenza: il percorso inizia il 2 marzo alle 15. Scrivimi per saperne di più!</text:p>
      <text:p text:style-name="P77"/>
      <text:p text:style-name="P81">Ho studiato il Museo del Risorgimento perché il 23 marzo ricorre l’anniversario delle X Giornate! Scrivimi per saperne di più!</text:p>
      <text:p text:style-name="P79"/>
      <text:p text:style-name="P102">Percorsi didattici per le scuole: pensati studiando i programmi ministeriali. Essendo un’insegnante penso di avere l’approccio perfetto per accompagnare gli studenti di ogni ordine e grado. <text:span text:style-name="T85">Scrivimi per saperne di più!</text:span></text:p>
      <text:p text:style-name="P77"/>
      <text:p text:style-name="P78"/>
      <text:p text:style-name="P78">------------------------------------------------------------------------------------------------------------------------</text:p>
      <text:p text:style-name="P95">Per il futuro---sto studiando per voi!</text:p>
      <text:p text:style-name="P77"/>
      <text:p text:style-name="P77">1) Itinerario sui luoghi dei divertimenti e degli spettacoli per Brescia</text:p>
      <text:p text:style-name="P77">2) I templari</text:p>
      <text:p text:style-name="P77">3) Le donne che hanno scritto e vissuto a Brescia</text:p>
      <text:p text:style-name="P77"/>
      <text:p text:style-name="P77">------------------------------------------------------------------------------------------------------------------------</text:p>
      <text:p text:style-name="P95">Regala una visita</text:p>
      <text:p text:style-name="P77">Un regalo inedito confezionato su misura per il festeggiato o la festeggiata?</text:p>
      <text:p text:style-name="P77">Consulta qui i miei itinerari: link</text:p>
      <text:p text:style-name="P95"/>
      <text:p text:style-name="P94">ti spiego come</text:p>
      <text:p text:style-name="P94">fare</text:p>
      <text:p text:style-name="P78">(bottone)</text:p>
      <text:p text:style-name="P78">------------------------------------------------------------------------------------------------------------------------</text:p>
      <text:p text:style-name="P78"/>
      <text:p text:style-name="P94">contattami</text:p>
      <text:p text:style-name="P78">+393477667008</text:p>
      <text:p text:style-name="P50"><text:a xlink:type="simple" xlink:href="mailto:info@lamiaguidadibrescia.com" text:style-name="Internet_20_link" text:visited-style-name="Visited_20_Internet_20_Link"><text:span text:style-name="T15">info@lamiaguidadibrescia.com</text:span></text:a></text:p>
      <text:p text:style-name="P78"/>
      <text:p text:style-name="P94">seguimi</text:p>
      <text:p text:style-name="P78">facebook -instagram</text:p>
      <text:p text:style-name="P78"/>
      <text:p text:style-name="P94">iscriviti</text:p>
      <text:p text:style-name="P78">scopri tutti i miei tour in anteprima</text:p>
      <text:p text:style-name="P78">scrivi qui la tua mail</text:p>
      <text:p text:style-name="P78">______________________________________________</text:p>
      <text:p text:style-name="P78"><text:soft-page-break/></text:p>
      <text:p text:style-name="P50"><text:span text:style-name="T68">□</text:span><text:span text:style-name="T83"> iscrivendomi, accetto l’informativa sulla privacy. </text:span><text:span text:style-name="T84">Leggi qui</text:span></text:p>
      <text:p text:style-name="P97"/>
      <text:p text:style-name="P98">mi iscrivo</text:p>
      <text:p text:style-name="P98">alla newsletter</text:p>
      <text:p text:style-name="P98">(bottone)</text:p>
      <text:p text:style-name="P98"/>
      <text:p text:style-name="P98">----------------------------------------------------------------------------------------------------</text:p>
      <text:p text:style-name="P99">dati</text:p>
      <text:p text:style-name="P99">contatti</text:p>
      <text:p text:style-name="P99">informazioni</text:p>
      <text:p text:style-name="P77">---------------------------------------------------------------------------------------------------------------------</text:p>
      <text:p text:style-name="P77"/>
      <text:p text:style-name="P100">Menu</text:p>
      <text:p text:style-name="P100"/>
      <text:p text:style-name="P100">Home</text:p>
      <text:p text:style-name="P100">Mi presento</text:p>
      <text:p text:style-name="P100"/>
      <text:p text:style-name="P63"><text:span text:style-name="T68">Brescia, visite guidate classiche, </text:span><text:span text:style-name="T69">ma mai scontate, originali e dinamiche</text:span></text:p>
      <text:p text:style-name="P100"/>
      <text:p text:style-name="P63"><text:span text:style-name="T68">Brescia, visite guidate storiche, </text:span><text:span text:style-name="T69">ideali per un approfondimento</text:span></text:p>
      <text:p text:style-name="P100"/>
      <text:p text:style-name="P63"><text:span text:style-name="T68">Brescia, percorsi didattici per le scuole </text:span><text:span text:style-name="T69">calibrate sui programmi ministeriali</text:span></text:p>
      <text:p text:style-name="P100"/>
      <text:p text:style-name="P63"><text:span text:style-name="T68">Visite guidate sul Lago di Garda </text:span><text:span text:style-name="T69">per ogni gusto</text:span></text:p>
      <text:p text:style-name="P100"/>
      <text:p text:style-name="P63"><text:span text:style-name="T68">Visite guidate sul Lago d’Iseo </text:span><text:span text:style-name="T69">un perfetto mix di storia e bellezza del paesaggio natural</text:span><text:span text:style-name="T70">e</text:span></text:p>
      <text:p text:style-name="P100"/>
      <text:p text:style-name="P100">Brescia, percorsi sulle donne </text:p>
      <text:p text:style-name="P101"/>
      <text:p text:style-name="P100">Brescia, sui luoghi della Resistenza e della Repubblica<text:span text:style-name="T86"> </text:span><text:span text:style-name="T90">S</text:span><text:span text:style-name="T86">o</text:span>ciale</text:p>
      <text:p text:style-name="P100"/>
      <text:p text:style-name="P100">Tour in calendario (link alla pagina)</text:p>
      <text:p text:style-name="P100"/>
      <text:p text:style-name="P100">Curiosità da scoprire insieme (link a facebook)</text:p>
      <text:p text:style-name="P100"/>
      <text:p text:style-name="P100">Regala una visita (link alla pagina)</text:p>
      <text:p text:style-name="P100"/>
      <text:p text:style-name="P100">Contatti (link alla homep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1:54:30.979524141</meta:creation-date>
    <dc:date>2024-02-08T13:43:00.261256264</dc:date>
    <meta:editing-duration>PT4H25M18S</meta:editing-duration>
    <meta:editing-cycles>22</meta:editing-cycles>
    <meta:generator>LibreOffice/24.2.0.3$Linux_X86_64 LibreOffice_project/420$Build-3</meta:generator>
    <meta:document-statistic meta:table-count="3" meta:image-count="0" meta:object-count="0" meta:page-count="9" meta:paragraph-count="201" meta:word-count="3943" meta:character-count="26089" meta:non-whitespace-character-count="22306"/>
  </office:meta>
</office:document-meta>
</file>